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25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117.85mm"/>
    </style:style>
    <style:style style:name="co4" style:family="table-column">
      <style:table-column-properties fo:break-before="auto" style:column-width="44.6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3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padding="0.71m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53" calcext:value-type="float">
            <text:p>45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66" calcext:value-type="float">
            <text:p>46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17" calcext:value-type="float">
            <text:p>51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4" calcext:value-type="float">
            <text:p>4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36" calcext:value-type="float">
            <text:p>43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26" calcext:value-type="float">
            <text:p>42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48" calcext:value-type="float">
            <text:p>44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50" calcext:value-type="float">
            <text:p>4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43" calcext:value-type="float">
            <text:p>44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57" calcext:value-type="float">
            <text:p>45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03" calcext:value-type="float">
            <text:p>50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55" calcext:value-type="float">
            <text:p>45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73" calcext:value-type="float">
            <text:p>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45" calcext:value-type="float">
            <text:p>44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\" calcext:value-type="string">
            <text:p>\</text:p>
          </table:table-cell>
          <table:table-cell office:value-type="string" calcext:value-type="string">
            <text:p>U+005c</text:p>
          </table:table-cell>
          <table:table-cell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74" calcext:value-type="float">
            <text:p>47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498" calcext:value-type="float">
            <text:p>49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76" calcext:value-type="float">
            <text:p>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17" calcext:value-type="float">
            <text:p>51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17" calcext:value-type="float">
            <text:p>51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17" calcext:value-type="float">
            <text:p>51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491" calcext:value-type="float">
            <text:p>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b9</text:p>
          </table:table-cell>
          <table:table-cell table:formula="of:=IF(ISNA(VLOOKUP([.I111];table;3;1));[.C111];VLOOKUP([.I111];table;3;1)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PERSCRIPT ONE</text:p>
          </table:table-cell>
          <table:table-cell table:number-columns-repeated="2"/>
          <table:table-cell table:formula="of:=UNICHAR(HEX2DEC(MID([.A111];3;4)))" office:value-type="string" office:string-value="¹" calcext:value-type="string">
            <text:p>¹</text:p>
          </table:table-cell>
          <table:table-cell table:formula="of:=UNICHAR(HEX2DEC(MID([.I111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2];table;3;1));[.C112];VLOOKUP([.I112];table;3;1))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2];3;4)))" office:value-type="string" office:string-value="º" calcext:value-type="string">
            <text:p>º</text:p>
          </table:table-cell>
          <table:table-cell table:formula="of:=UNICHAR(HEX2DEC(MID([.I11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3];table;3;1));[.C113];VLOOKUP([.I113];table;3;1))"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3];3;4)))" office:value-type="string" office:string-value="»" calcext:value-type="string">
            <text:p>»</text:p>
          </table:table-cell>
          <table:table-cell table:formula="of:=UNICHAR(HEX2DEC(MID([.I11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4];table;3;1));[.C114];VLOOKUP([.I114];table;3;1)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ULGAR FRACTION ONE QUARTER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U+00bd</text:p>
          </table:table-cell>
          <table:table-cell table:formula="of:=UNICHAR(HEX2DEC(MID([.A114];3;4)))" office:value-type="string" office:string-value="¼" calcext:value-type="string">
            <text:p>¼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5];table;3;1));[.C115];VLOOKUP([.I115];table;3;1)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U+00bc</text:p>
          </table:table-cell>
          <table:table-cell table:formula="of:=UNICHAR(HEX2DEC(MID([.A115];3;4)))" office:value-type="string" office:string-value="½" calcext:value-type="string">
            <text:p>½</text:p>
          </table:table-cell>
          <table:table-cell table:formula="of:=UNICHAR(HEX2DEC(MID([.I115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6];table;3;1));[.C116];VLOOKUP([.I116];table;3;1))"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6];3;4)))" office:value-type="string" office:string-value="¿" calcext:value-type="string">
            <text:p>¿</text:p>
          </table:table-cell>
          <table:table-cell table:formula="of:=UNICHAR(HEX2DEC(MID([.I116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7];table;3;1));[.C117];VLOOKUP([.I117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7];3;4)))" office:value-type="string" office:string-value="À" calcext:value-type="string">
            <text:p>À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8];table;3;1));[.C118];VLOOKUP([.I118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8];3;4)))" office:value-type="string" office:string-value="Á" calcext:value-type="string">
            <text:p>Á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9];table;3;1));[.C119];VLOOKUP([.I119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9];3;4)))" office:value-type="string" office:string-value="Â" calcext:value-type="string">
            <text:p>Â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20];table;3;1));[.C120];VLOOKUP([.I120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20];3;4)))" office:value-type="string" office:string-value="Ã" calcext:value-type="string">
            <text:p>Ã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1];table;3;1));[.C121];VLOOKUP([.I121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1];3;4)))" office:value-type="string" office:string-value="Ä" calcext:value-type="string">
            <text:p>Ä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2];table;3;1));[.C122];VLOOKUP([.I122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2];3;4)))" office:value-type="string" office:string-value="Å" calcext:value-type="string">
            <text:p>Å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3];table;3;1));[.C123];VLOOKUP([.I123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3];3;4)))" office:value-type="string" office:string-value="Æ" calcext:value-type="string">
            <text:p>Æ</text:p>
          </table:table-cell>
          <table:table-cell table:formula="of:=UNICHAR(HEX2DEC(MID([.I12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4];table;3;1));[.C124];VLOOKUP([.I124];table;3;1))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4];3;4)))" office:value-type="string" office:string-value="Ç" calcext:value-type="string">
            <text:p>Ç</text:p>
          </table:table-cell>
          <table:table-cell table:formula="of:=UNICHAR(HEX2DEC(MID([.I12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5];table;3;1));[.C125];VLOOKUP([.I125];table;3;1))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5];3;4)))" office:value-type="string" office:string-value="È" calcext:value-type="string">
            <text:p>È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6];table;3;1));[.C126];VLOOKUP([.I126];table;3;1))"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6];3;4)))" office:value-type="string" office:string-value="É" calcext:value-type="string">
            <text:p>É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7];table;3;1));[.C127];VLOOKUP([.I127];table;3;1))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7];3;4)))" office:value-type="string" office:string-value="Ê" calcext:value-type="string">
            <text:p>Ê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8];table;3;1));[.C128];VLOOKUP([.I128];table;3;1))"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8];3;4)))" office:value-type="string" office:string-value="Ë" calcext:value-type="string">
            <text:p>Ë</text:p>
          </table:table-cell>
          <table:table-cell table:formula="of:=UNICHAR(HEX2DEC(MID([.I12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9];table;3;1));[.C129];VLOOKUP([.I129];table;3;1))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9];3;4)))" office:value-type="string" office:string-value="Ì" calcext:value-type="string">
            <text:p>Ì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30];table;3;1));[.C130];VLOOKUP([.I130];table;3;1))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30];3;4)))" office:value-type="string" office:string-value="Í" calcext:value-type="string">
            <text:p>Í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1];table;3;1));[.C131];VLOOKUP([.I131];table;3;1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1];3;4)))" office:value-type="string" office:string-value="Î" calcext:value-type="string">
            <text:p>Î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2];table;3;1));[.C132];VLOOKUP([.I132];table;3;1))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2];3;4)))" office:value-type="string" office:string-value="Ï" calcext:value-type="string">
            <text:p>Ï</text:p>
          </table:table-cell>
          <table:table-cell table:formula="of:=UNICHAR(HEX2DEC(MID([.I13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3];table;3;1));[.C133];VLOOKUP([.I133];table;3;1))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3];3;4)))" office:value-type="string" office:string-value="Ð" calcext:value-type="string">
            <text:p>Ð</text:p>
          </table:table-cell>
          <table:table-cell table:formula="of:=UNICHAR(HEX2DEC(MID([.I13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4];table;3;1));[.C134];VLOOKUP([.I134];table;3;1))"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4];3;4)))" office:value-type="string" office:string-value="Ñ" calcext:value-type="string">
            <text:p>Ñ</text:p>
          </table:table-cell>
          <table:table-cell table:formula="of:=UNICHAR(HEX2DEC(MID([.I13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5];table;3;1));[.C135];VLOOKUP([.I135];table;3;1))"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5];3;4)))" office:value-type="string" office:string-value="Ò" calcext:value-type="string">
            <text:p>Ò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6];table;3;1));[.C136];VLOOKUP([.I136];table;3;1))"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6];3;4)))" office:value-type="string" office:string-value="Ó" calcext:value-type="string">
            <text:p>Ó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7];table;3;1));[.C137];VLOOKUP([.I137];table;3;1))"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7];3;4)))" office:value-type="string" office:string-value="Ô" calcext:value-type="string">
            <text:p>Ô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8];table;3;1));[.C138];VLOOKUP([.I138];table;3;1))"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8];3;4)))" office:value-type="string" office:string-value="Õ" calcext:value-type="string">
            <text:p>Õ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9];table;3;1));[.C139];VLOOKUP([.I139];table;3;1))"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9];3;4)))" office:value-type="string" office:string-value="Ö" calcext:value-type="string">
            <text:p>Ö</text:p>
          </table:table-cell>
          <table:table-cell table:formula="of:=UNICHAR(HEX2DEC(MID([.I13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40];table;3;1));[.C140];VLOOKUP([.I140];table;3;1))" office:value-type="float" office:value="436" calcext:value-type="float">
            <text:p>43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40];3;4)))" office:value-type="string" office:string-value="×" calcext:value-type="string">
            <text:p>×</text:p>
          </table:table-cell>
          <table:table-cell table:formula="of:=UNICHAR(HEX2DEC(MID([.I14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1];table;3;1));[.C141];VLOOKUP([.I141];table;3;1))"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1];3;4)))" office:value-type="string" office:string-value="Ø" calcext:value-type="string">
            <text:p>Ø</text:p>
          </table:table-cell>
          <table:table-cell table:formula="of:=UNICHAR(HEX2DEC(MID([.I14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2];table;3;1));[.C142];VLOOKUP([.I142];table;3;1))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2];3;4)))" office:value-type="string" office:string-value="Ù" calcext:value-type="string">
            <text:p>Ù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3];table;3;1));[.C143];VLOOKUP([.I143];table;3;1))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3];3;4)))" office:value-type="string" office:string-value="Ú" calcext:value-type="string">
            <text:p>Ú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4];table;3;1));[.C144];VLOOKUP([.I144];table;3;1))"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4];3;4)))" office:value-type="string" office:string-value="Û" calcext:value-type="string">
            <text:p>Û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5];table;3;1));[.C145];VLOOKUP([.I145];table;3;1))"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5];3;4)))" office:value-type="string" office:string-value="Ü" calcext:value-type="string">
            <text:p>Ü</text:p>
          </table:table-cell>
          <table:table-cell table:formula="of:=UNICHAR(HEX2DEC(MID([.I1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6];table;3;1));[.C146];VLOOKUP([.I146];table;3;1))"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6];3;4)))" office:value-type="string" office:string-value="Ý" calcext:value-type="string">
            <text:p>Ý</text:p>
          </table:table-cell>
          <table:table-cell table:formula="of:=UNICHAR(HEX2DEC(MID([.I14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7];table;3;1));[.C147];VLOOKUP([.I147];table;3;1))"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7];3;4)))" office:value-type="string" office:string-value="ß" calcext:value-type="string">
            <text:p>ß</text:p>
          </table:table-cell>
          <table:table-cell table:formula="of:=UNICHAR(HEX2DEC(MID([.I14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8];table;3;1));[.C148];VLOOKUP([.I148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8];3;4)))" office:value-type="string" office:string-value="à" calcext:value-type="string">
            <text:p>à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9];table;3;1));[.C149];VLOOKUP([.I149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9];3;4)))" office:value-type="string" office:string-value="á" calcext:value-type="string">
            <text:p>á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50];table;3;1));[.C150];VLOOKUP([.I150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50];3;4)))" office:value-type="string" office:string-value="â" calcext:value-type="string">
            <text:p>â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1];table;3;1));[.C151];VLOOKUP([.I151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1];3;4)))" office:value-type="string" office:string-value="ã" calcext:value-type="string">
            <text:p>ã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2];table;3;1));[.C152];VLOOKUP([.I152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2];3;4)))" office:value-type="string" office:string-value="ä" calcext:value-type="string">
            <text:p>ä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3];table;3;1));[.C153];VLOOKUP([.I153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3];3;4)))" office:value-type="string" office:string-value="å" calcext:value-type="string">
            <text:p>å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4];table;3;1));[.C154];VLOOKUP([.I154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4];3;4)))" office:value-type="string" office:string-value="æ" calcext:value-type="string">
            <text:p>æ</text:p>
          </table:table-cell>
          <table:table-cell table:formula="of:=UNICHAR(HEX2DEC(MID([.I15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5];table;3;1));[.C155];VLOOKUP([.I155];table;3;1))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5];3;4)))" office:value-type="string" office:string-value="ç" calcext:value-type="string">
            <text:p>ç</text:p>
          </table:table-cell>
          <table:table-cell table:formula="of:=UNICHAR(HEX2DEC(MID([.I15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6];table;3;1));[.C156];VLOOKUP([.I156];table;3;1))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6];3;4)))" office:value-type="string" office:string-value="è" calcext:value-type="string">
            <text:p>è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7];table;3;1));[.C157];VLOOKUP([.I157];table;3;1))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7];3;4)))" office:value-type="string" office:string-value="é" calcext:value-type="string">
            <text:p>é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8];table;3;1));[.C158];VLOOKUP([.I158];table;3;1))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8];3;4)))" office:value-type="string" office:string-value="ê" calcext:value-type="string">
            <text:p>ê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9];table;3;1));[.C159];VLOOKUP([.I159];table;3;1))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9];3;4)))" office:value-type="string" office:string-value="ë" calcext:value-type="string">
            <text:p>ë</text:p>
          </table:table-cell>
          <table:table-cell table:formula="of:=UNICHAR(HEX2DEC(MID([.I1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60];table;3;1));[.C160];VLOOKUP([.I160];table;3;1))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60];3;4)))" office:value-type="string" office:string-value="ì" calcext:value-type="string">
            <text:p>ì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1];table;3;1));[.C161];VLOOKUP([.I161];table;3;1))"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1];3;4)))" office:value-type="string" office:string-value="í" calcext:value-type="string">
            <text:p>í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2];table;3;1));[.C162];VLOOKUP([.I162];table;3;1))"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2];3;4)))" office:value-type="string" office:string-value="î" calcext:value-type="string">
            <text:p>î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3];table;3;1));[.C163];VLOOKUP([.I163];table;3;1))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3];3;4)))" office:value-type="string" office:string-value="ï" calcext:value-type="string">
            <text:p>ï</text:p>
          </table:table-cell>
          <table:table-cell table:formula="of:=UNICHAR(HEX2DEC(MID([.I16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4];table;3;1));[.C164];VLOOKUP([.I164];table;3;1))"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4];3;4)))" office:value-type="string" office:string-value="ð" calcext:value-type="string">
            <text:p>ð</text:p>
          </table:table-cell>
          <table:table-cell table:formula="of:=UNICHAR(HEX2DEC(MID([.I164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5];table;3;1));[.C165];VLOOKUP([.I165];table;3;1))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5];3;4)))" office:value-type="string" office:string-value="ñ" calcext:value-type="string">
            <text:p>ñ</text:p>
          </table:table-cell>
          <table:table-cell table:formula="of:=UNICHAR(HEX2DEC(MID([.I165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6];table;3;1));[.C166];VLOOKUP([.I166];table;3;1))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6];3;4)))" office:value-type="string" office:string-value="ò" calcext:value-type="string">
            <text:p>ò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7];table;3;1));[.C167];VLOOKUP([.I167];table;3;1))"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7];3;4)))" office:value-type="string" office:string-value="ó" calcext:value-type="string">
            <text:p>ó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8];table;3;1));[.C168];VLOOKUP([.I168];table;3;1))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8];3;4)))" office:value-type="string" office:string-value="ô" calcext:value-type="string">
            <text:p>ô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9];table;3;1));[.C169];VLOOKUP([.I169];table;3;1))"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9];3;4)))" office:value-type="string" office:string-value="õ" calcext:value-type="string">
            <text:p>õ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70];table;3;1));[.C170];VLOOKUP([.I170];table;3;1))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70];3;4)))" office:value-type="string" office:string-value="ö" calcext:value-type="string">
            <text:p>ö</text:p>
          </table:table-cell>
          <table:table-cell table:formula="of:=UNICHAR(HEX2DEC(MID([.I17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1];table;3;1));[.C171];VLOOKUP([.I171];table;3;1))"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1];3;4)))" office:value-type="string" office:string-value="÷" calcext:value-type="string">
            <text:p>÷</text:p>
          </table:table-cell>
          <table:table-cell table:formula="of:=UNICHAR(HEX2DEC(MID([.I171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2];table;3;1));[.C172];VLOOKUP([.I172];table;3;1))"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2];3;4)))" office:value-type="string" office:string-value="ø" calcext:value-type="string">
            <text:p>ø</text:p>
          </table:table-cell>
          <table:table-cell table:formula="of:=UNICHAR(HEX2DEC(MID([.I17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3];table;3;1));[.C173];VLOOKUP([.I173];table;3;1))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3];3;4)))" office:value-type="string" office:string-value="ù" calcext:value-type="string">
            <text:p>ù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4];table;3;1));[.C174];VLOOKUP([.I174];table;3;1))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4];3;4)))" office:value-type="string" office:string-value="ú" calcext:value-type="string">
            <text:p>ú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5];table;3;1));[.C175];VLOOKUP([.I175];table;3;1))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5];3;4)))" office:value-type="string" office:string-value="û" calcext:value-type="string">
            <text:p>û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6];table;3;1));[.C176];VLOOKUP([.I176];table;3;1))"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6];3;4)))" office:value-type="string" office:string-value="ü" calcext:value-type="string">
            <text:p>ü</text:p>
          </table:table-cell>
          <table:table-cell table:formula="of:=UNICHAR(HEX2DEC(MID([.I17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7];table;3;1));[.C177];VLOOKUP([.I177];table;3;1))"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7];3;4)))" office:value-type="string" office:string-value="ý" calcext:value-type="string">
            <text:p>ý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8];table;3;1));[.C178];VLOOKUP([.I178];table;3;1))"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8];3;4)))" office:value-type="string" office:string-value="ÿ" calcext:value-type="string">
            <text:p>ÿ</text:p>
          </table:table-cell>
          <table:table-cell table:formula="of:=UNICHAR(HEX2DEC(MID([.I17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9];table;3;1));[.C179];VLOOKUP([.I179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80];table;3;1));[.C180];VLOOKUP([.I180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80];3;4)))" office:value-type="string" office:string-value="ā" calcext:value-type="string">
            <text:p>ā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1];table;3;1));[.C181];VLOOKUP([.I181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2];table;3;1));[.C182];VLOOKUP([.I182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2];3;4)))" office:value-type="string" office:string-value="ă" calcext:value-type="string">
            <text:p>ă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3];table;3;1));[.C183];VLOOKUP([.I183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4];table;3;1));[.C184];VLOOKUP([.I184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4];3;4)))" office:value-type="string" office:string-value="ą" calcext:value-type="string">
            <text:p>ą</text:p>
          </table:table-cell>
          <table:table-cell table:formula="of:=UNICHAR(HEX2DEC(MID([.I18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5];table;3;1));[.C185];VLOOKUP([.I185];table;3;1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6];table;3;1));[.C186];VLOOKUP([.I186];table;3;1))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6];3;4)))" office:value-type="string" office:string-value="ć" calcext:value-type="string">
            <text:p>ć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7];table;3;1));[.C187];VLOOKUP([.I187];table;3;1)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8];table;3;1));[.C188];VLOOKUP([.I188];table;3;1))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8];3;4)))" office:value-type="string" office:string-value="č" calcext:value-type="string">
            <text:p>č</text:p>
          </table:table-cell>
          <table:table-cell table:formula="of:=UNICHAR(HEX2DEC(MID([.I18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9];table;3;1));[.C189];VLOOKUP([.I189];table;3;1))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90];table;3;1));[.C190];VLOOKUP([.I190];table;3;1))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90];3;4)))" office:value-type="string" office:string-value="ď" calcext:value-type="string">
            <text:p>ď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1];table;3;1));[.C191];VLOOKUP([.I191];table;3;1))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2];table;3;1));[.C192];VLOOKUP([.I192];table;3;1))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2];3;4)))" office:value-type="string" office:string-value="đ" calcext:value-type="string">
            <text:p>đ</text:p>
          </table:table-cell>
          <table:table-cell table:formula="of:=UNICHAR(HEX2DEC(MID([.I19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3];table;3;1));[.C193];VLOOKUP([.I193];table;3;1)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4];table;3;1));[.C194];VLOOKUP([.I194];table;3;1))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4];3;4)))" office:value-type="string" office:string-value="ē" calcext:value-type="string">
            <text:p>ē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5];table;3;1));[.C195];VLOOKUP([.I195];table;3;1))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6];table;3;1));[.C196];VLOOKUP([.I196];table;3;1))"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6];3;4)))" office:value-type="string" office:string-value="ĕ" calcext:value-type="string">
            <text:p>ĕ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7];table;3;1));[.C197];VLOOKUP([.I197];table;3;1))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8];table;3;1));[.C198];VLOOKUP([.I198];table;3;1))"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8];3;4)))" office:value-type="string" office:string-value="ė" calcext:value-type="string">
            <text:p>ė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9];table;3;1));[.C199];VLOOKUP([.I199];table;3;1))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200];table;3;1));[.C200];VLOOKUP([.I200];table;3;1))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200];3;4)))" office:value-type="string" office:string-value="ę" calcext:value-type="string">
            <text:p>ę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1];table;3;1));[.C201];VLOOKUP([.I201];table;3;1))"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2];table;3;1));[.C202];VLOOKUP([.I202];table;3;1))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2];3;4)))" office:value-type="string" office:string-value="ě" calcext:value-type="string">
            <text:p>ě</text:p>
          </table:table-cell>
          <table:table-cell table:formula="of:=UNICHAR(HEX2DEC(MID([.I20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3];table;3;1));[.C203];VLOOKUP([.I203];table;3;1))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4];table;3;1));[.C204];VLOOKUP([.I204];table;3;1))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4];3;4)))" office:value-type="string" office:string-value="ğ" calcext:value-type="string">
            <text:p>ğ</text:p>
          </table:table-cell>
          <table:table-cell table:formula="of:=UNICHAR(HEX2DEC(MID([.I204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5];table;3;1));[.C205];VLOOKUP([.I205];table;3;1))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5];3;4)))" office:value-type="string" office:string-value="ħ" calcext:value-type="string">
            <text:p>ħ</text:p>
          </table:table-cell>
          <table:table-cell table:formula="of:=UNICHAR(HEX2DEC(MID([.I20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6];table;3;1));[.C206];VLOOKUP([.I206];table;3;1))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7];table;3;1));[.C207];VLOOKUP([.I207];table;3;1))"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7];3;4)))" office:value-type="string" office:string-value="ī" calcext:value-type="string">
            <text:p>ī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8];table;3;1));[.C208];VLOOKUP([.I208];table;3;1))"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9];table;3;1));[.C209];VLOOKUP([.I209];table;3;1))"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9];3;4)))" office:value-type="string" office:string-value="ĭ" calcext:value-type="string">
            <text:p>ĭ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10];table;3;1));[.C210];VLOOKUP([.I210];table;3;1))"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1];table;3;1));[.C211];VLOOKUP([.I211];table;3;1))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1];3;4)))" office:value-type="string" office:string-value="į" calcext:value-type="string">
            <text:p>į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2];table;3;1));[.C212];VLOOKUP([.I212];table;3;1))"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2];3;4)))" office:value-type="string" office:string-value="İ" calcext:value-type="string">
            <text:p>İ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3];table;3;1));[.C213];VLOOKUP([.I213];table;3;1))"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3];3;4)))" office:value-type="string" office:string-value="ı" calcext:value-type="string">
            <text:p>ı</text:p>
          </table:table-cell>
          <table:table-cell table:formula="of:=UNICHAR(HEX2DEC(MID([.I21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4];table;3;1));[.C214];VLOOKUP([.I214];table;3;1))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5];table;3;1));[.C215];VLOOKUP([.I215];table;3;1))"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5];3;4)))" office:value-type="string" office:string-value="ĺ" calcext:value-type="string">
            <text:p>ĺ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6];table;3;1));[.C216];VLOOKUP([.I216];table;3;1))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7];table;3;1));[.C217];VLOOKUP([.I217];table;3;1))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7];3;4)))" office:value-type="string" office:string-value="ľ" calcext:value-type="string">
            <text:p>ľ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8];table;3;1));[.C218];VLOOKUP([.I218];table;3;1))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9];table;3;1));[.C219];VLOOKUP([.I219];table;3;1))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9];3;4)))" office:value-type="string" office:string-value="ł" calcext:value-type="string">
            <text:p>ł</text:p>
          </table:table-cell>
          <table:table-cell table:formula="of:=UNICHAR(HEX2DEC(MID([.I219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20];table;3;1));[.C220];VLOOKUP([.I220];table;3;1))"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1];table;3;1));[.C221];VLOOKUP([.I221];table;3;1))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1];3;4)))" office:value-type="string" office:string-value="ń" calcext:value-type="string">
            <text:p>ń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2];table;3;1));[.C222];VLOOKUP([.I222];table;3;1))"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3];table;3;1));[.C223];VLOOKUP([.I223];table;3;1))"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3];3;4)))" office:value-type="string" office:string-value="ň" calcext:value-type="string">
            <text:p>ň</text:p>
          </table:table-cell>
          <table:table-cell table:formula="of:=UNICHAR(HEX2DEC(MID([.I22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4];table;3;1));[.C224];VLOOKUP([.I224];table;3;1))"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5];table;3;1));[.C225];VLOOKUP([.I225];table;3;1))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5];3;4)))" office:value-type="string" office:string-value="ō" calcext:value-type="string">
            <text:p>ō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6];table;3;1));[.C226];VLOOKUP([.I226];table;3;1))"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7];table;3;1));[.C227];VLOOKUP([.I227];table;3;1))"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7];3;4)))" office:value-type="string" office:string-value="ŏ" calcext:value-type="string">
            <text:p>ŏ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8];table;3;1));[.C228];VLOOKUP([.I228];table;3;1))"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9];table;3;1));[.C229];VLOOKUP([.I229];table;3;1))"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9];3;4)))" office:value-type="string" office:string-value="œ" calcext:value-type="string">
            <text:p>œ</text:p>
          </table:table-cell>
          <table:table-cell table:formula="of:=UNICHAR(HEX2DEC(MID([.I22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30];table;3;1));[.C230];VLOOKUP([.I230];table;3;1))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1];table;3;1));[.C231];VLOOKUP([.I231];table;3;1))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1];3;4)))" office:value-type="string" office:string-value="ŕ" calcext:value-type="string">
            <text:p>ŕ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2];table;3;1));[.C232];VLOOKUP([.I232];table;3;1))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3];table;3;1));[.C233];VLOOKUP([.I233];table;3;1))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3];3;4)))" office:value-type="string" office:string-value="ř" calcext:value-type="string">
            <text:p>ř</text:p>
          </table:table-cell>
          <table:table-cell table:formula="of:=UNICHAR(HEX2DEC(MID([.I23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4];table;3;1));[.C234];VLOOKUP([.I234];table;3;1))"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5];table;3;1));[.C235];VLOOKUP([.I235];table;3;1))"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5];3;4)))" office:value-type="string" office:string-value="ś" calcext:value-type="string">
            <text:p>ś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6];table;3;1));[.C236];VLOOKUP([.I236];table;3;1))"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7];table;3;1));[.C237];VLOOKUP([.I237];table;3;1))"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7];3;4)))" office:value-type="string" office:string-value="ş" calcext:value-type="string">
            <text:p>ş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8];table;3;1));[.C238];VLOOKUP([.I238];table;3;1))"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9];table;3;1));[.C239];VLOOKUP([.I239];table;3;1))"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9];3;4)))" office:value-type="string" office:string-value="š" calcext:value-type="string">
            <text:p>š</text:p>
          </table:table-cell>
          <table:table-cell table:formula="of:=UNICHAR(HEX2DEC(MID([.I239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40];table;3;1));[.C240];VLOOKUP([.I240];table;3;1))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1];table;3;1));[.C241];VLOOKUP([.I241];table;3;1))"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1];3;4)))" office:value-type="string" office:string-value="ţ" calcext:value-type="string">
            <text:p>ţ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2];table;3;1));[.C242];VLOOKUP([.I242];table;3;1))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3];table;3;1));[.C243];VLOOKUP([.I243];table;3;1))"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3];3;4)))" office:value-type="string" office:string-value="ť" calcext:value-type="string">
            <text:p>ť</text:p>
          </table:table-cell>
          <table:table-cell table:formula="of:=UNICHAR(HEX2DEC(MID([.I24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4];table;3;1));[.C244];VLOOKUP([.I244];table;3;1))"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5];table;3;1));[.C245];VLOOKUP([.I245];table;3;1))"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5];3;4)))" office:value-type="string" office:string-value="ũ" calcext:value-type="string">
            <text:p>ũ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6];table;3;1));[.C246];VLOOKUP([.I246];table;3;1))"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7];table;3;1));[.C247];VLOOKUP([.I247];table;3;1))"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7];3;4)))" office:value-type="string" office:string-value="ū" calcext:value-type="string">
            <text:p>ū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8];table;3;1));[.C248];VLOOKUP([.I248];table;3;1))"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9];table;3;1));[.C249];VLOOKUP([.I249];table;3;1))"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9];3;4)))" office:value-type="string" office:string-value="ŭ" calcext:value-type="string">
            <text:p>ŭ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50];table;3;1));[.C250];VLOOKUP([.I250];table;3;1))"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1];table;3;1));[.C251];VLOOKUP([.I251];table;3;1))"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1];3;4)))" office:value-type="string" office:string-value="ů" calcext:value-type="string">
            <text:p>ů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2];table;3;1));[.C252];VLOOKUP([.I252];table;3;1))"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3];table;3;1));[.C253];VLOOKUP([.I253];table;3;1))"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3];3;4)))" office:value-type="string" office:string-value="ų" calcext:value-type="string">
            <text:p>ų</text:p>
          </table:table-cell>
          <table:table-cell table:formula="of:=UNICHAR(HEX2DEC(MID([.I25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4];table;3;1));[.C254];VLOOKUP([.I254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5];table;3;1));[.C255];VLOOKUP([.I255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5];3;4)))" office:value-type="string" office:string-value="ŵ" calcext:value-type="string">
            <text:p>ŵ</text:p>
          </table:table-cell>
          <table:table-cell table:formula="of:=UNICHAR(HEX2DEC(MID([.I255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6];table;3;1));[.C256];VLOOKUP([.I256];table;3;1))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7];table;3;1));[.C257];VLOOKUP([.I257];table;3;1))"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7];3;4)))" office:value-type="string" office:string-value="ŷ" calcext:value-type="string">
            <text:p>ŷ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8];table;3;1));[.C258];VLOOKUP([.I258];table;3;1))"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8];3;4)))" office:value-type="string" office:string-value="Ÿ" calcext:value-type="string">
            <text:p>Ÿ</text:p>
          </table:table-cell>
          <table:table-cell table:formula="of:=UNICHAR(HEX2DEC(MID([.I25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9];table;3;1));[.C259];VLOOKUP([.I259];table;3;1)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60];table;3;1));[.C260];VLOOKUP([.I260];table;3;1))"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60];3;4)))" office:value-type="string" office:string-value="ź" calcext:value-type="string">
            <text:p>ź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1];table;3;1));[.C261];VLOOKUP([.I261];table;3;1))"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2];table;3;1));[.C262];VLOOKUP([.I262];table;3;1))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2];3;4)))" office:value-type="string" office:string-value="ż" calcext:value-type="string">
            <text:p>ż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3];table;3;1));[.C263];VLOOKUP([.I263];table;3;1))"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4];table;3;1));[.C264];VLOOKUP([.I264];table;3;1))"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4];3;4)))" office:value-type="string" office:string-value="ž" calcext:value-type="string">
            <text:p>ž</text:p>
          </table:table-cell>
          <table:table-cell table:formula="of:=UNICHAR(HEX2DEC(MID([.I264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5];table;3;1));[.C265];VLOOKUP([.I265];table;3;1))"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6];table;3;1));[.C266];VLOOKUP([.I266];table;3;1))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6];3;4)))" office:value-type="string" office:string-value="ȳ" calcext:value-type="string">
            <text:p>ȳ</text:p>
          </table:table-cell>
          <table:table-cell table:formula="of:=UNICHAR(HEX2DEC(MID([.I26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7];table;3;1));[.C267];VLOOKUP([.I267];table;3;1))"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͸" calcext:value-type="string">
            <text:p>͸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8];table;3;1));[.C268];VLOOKUP([.I268];table;3;1))"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͹" calcext:value-type="string">
            <text:p>͹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9];table;3;1));[.C269];VLOOKUP([.I269];table;3;1))"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9];3;4)))" office:value-type="string" office:string-value="Ϳ" calcext:value-type="string">
            <text:p>Ϳ</text:p>
          </table:table-cell>
          <table:table-cell table:formula="of:=UNICHAR(HEX2DEC(MID([.I26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70];table;3;1));[.C270];VLOOKUP([.I270];table;3;1))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70];3;4)))" office:value-type="string" office:string-value="ΐ" calcext:value-type="string">
            <text:p>ΐ</text:p>
          </table:table-cell>
          <table:table-cell table:formula="of:=UNICHAR(HEX2DEC(MID([.I27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1];table;3;1));[.C271];VLOOKUP([.I271];table;3;1)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1];3;4)))" office:value-type="string" office:string-value="Α" calcext:value-type="string">
            <text:p>Α</text:p>
          </table:table-cell>
          <table:table-cell table:formula="of:=UNICHAR(HEX2DEC(MID([.I27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2];table;3;1));[.C272];VLOOKUP([.I272];table;3;1)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2];3;4)))" office:value-type="string" office:string-value="Β" calcext:value-type="string">
            <text:p>Β</text:p>
          </table:table-cell>
          <table:table-cell table:formula="of:=UNICHAR(HEX2DEC(MID([.I27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3];table;3;1));[.C273];VLOOKUP([.I273];table;3;1))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3];3;4)))" office:value-type="string" office:string-value="Γ" calcext:value-type="string">
            <text:p>Γ</text:p>
          </table:table-cell>
          <table:table-cell table:formula="of:=UNICHAR(HEX2DEC(MID([.I27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4];table;3;1));[.C274];VLOOKUP([.I274];table;3;1))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4];3;4)))" office:value-type="string" office:string-value="Δ" calcext:value-type="string">
            <text:p>Δ</text:p>
          </table:table-cell>
          <table:table-cell table:formula="of:=UNICHAR(HEX2DEC(MID([.I27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5];table;3;1));[.C275];VLOOKUP([.I275];table;3;1)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5];3;4)))" office:value-type="string" office:string-value="Ε" calcext:value-type="string">
            <text:p>Ε</text:p>
          </table:table-cell>
          <table:table-cell table:formula="of:=UNICHAR(HEX2DEC(MID([.I27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6];table;3;1));[.C276];VLOOKUP([.I276];table;3;1))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6];3;4)))" office:value-type="string" office:string-value="Ζ" calcext:value-type="string">
            <text:p>Ζ</text:p>
          </table:table-cell>
          <table:table-cell table:formula="of:=UNICHAR(HEX2DEC(MID([.I27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7];table;3;1));[.C277];VLOOKUP([.I277];table;3;1))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7];3;4)))" office:value-type="string" office:string-value="Η" calcext:value-type="string">
            <text:p>Η</text:p>
          </table:table-cell>
          <table:table-cell table:formula="of:=UNICHAR(HEX2DEC(MID([.I27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8];table;3;1));[.C278];VLOOKUP([.I278];table;3;1))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8];3;4)))" office:value-type="string" office:string-value="Θ" calcext:value-type="string">
            <text:p>Θ</text:p>
          </table:table-cell>
          <table:table-cell table:formula="of:=UNICHAR(HEX2DEC(MID([.I27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9];table;3;1));[.C279];VLOOKUP([.I279];table;3;1))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9];3;4)))" office:value-type="string" office:string-value="Ι" calcext:value-type="string">
            <text:p>Ι</text:p>
          </table:table-cell>
          <table:table-cell table:formula="of:=UNICHAR(HEX2DEC(MID([.I27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80];table;3;1));[.C280];VLOOKUP([.I280];table;3;1))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80];3;4)))" office:value-type="string" office:string-value="Κ" calcext:value-type="string">
            <text:p>Κ</text:p>
          </table:table-cell>
          <table:table-cell table:formula="of:=UNICHAR(HEX2DEC(MID([.I28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1];table;3;1));[.C281];VLOOKUP([.I281];table;3;1)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1];3;4)))" office:value-type="string" office:string-value="Λ" calcext:value-type="string">
            <text:p>Λ</text:p>
          </table:table-cell>
          <table:table-cell table:formula="of:=UNICHAR(HEX2DEC(MID([.I28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2];table;3;1));[.C282];VLOOKUP([.I282];table;3;1)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2];3;4)))" office:value-type="string" office:string-value="Μ" calcext:value-type="string">
            <text:p>Μ</text:p>
          </table:table-cell>
          <table:table-cell table:formula="of:=UNICHAR(HEX2DEC(MID([.I28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3];table;3;1));[.C283];VLOOKUP([.I283];table;3;1))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3];3;4)))" office:value-type="string" office:string-value="Ν" calcext:value-type="string">
            <text:p>Ν</text:p>
          </table:table-cell>
          <table:table-cell table:formula="of:=UNICHAR(HEX2DEC(MID([.I28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4];table;3;1));[.C284];VLOOKUP([.I284];table;3;1))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4];3;4)))" office:value-type="string" office:string-value="Ξ" calcext:value-type="string">
            <text:p>Ξ</text:p>
          </table:table-cell>
          <table:table-cell table:formula="of:=UNICHAR(HEX2DEC(MID([.I28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5];table;3;1));[.C285];VLOOKUP([.I285];table;3;1))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5];3;4)))" office:value-type="string" office:string-value="Ο" calcext:value-type="string">
            <text:p>Ο</text:p>
          </table:table-cell>
          <table:table-cell table:formula="of:=UNICHAR(HEX2DEC(MID([.I28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6];table;3;1));[.C286];VLOOKUP([.I286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6];3;4)))" office:value-type="string" office:string-value="Π" calcext:value-type="string">
            <text:p>Π</text:p>
          </table:table-cell>
          <table:table-cell table:formula="of:=UNICHAR(HEX2DEC(MID([.I28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7];table;3;1));[.C287];VLOOKUP([.I287];table;3;1))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7];3;4)))" office:value-type="string" office:string-value="Ρ" calcext:value-type="string">
            <text:p>Ρ</text:p>
          </table:table-cell>
          <table:table-cell table:formula="of:=UNICHAR(HEX2DEC(MID([.I28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8];table;3;1));[.C288];VLOOKUP([.I288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8];3;4)))" office:value-type="string" office:string-value="Σ" calcext:value-type="string">
            <text:p>Σ</text:p>
          </table:table-cell>
          <table:table-cell table:formula="of:=UNICHAR(HEX2DEC(MID([.I28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9];table;3;1));[.C289];VLOOKUP([.I289];table;3;1))" office:value-type="float" office:value="397" calcext:value-type="float">
            <text:p>39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9];3;4)))" office:value-type="string" office:string-value="Τ" calcext:value-type="string">
            <text:p>Τ</text:p>
          </table:table-cell>
          <table:table-cell table:formula="of:=UNICHAR(HEX2DEC(MID([.I289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90];table;3;1));[.C290];VLOOKUP([.I290];table;3;1))" office:value-type="float" office:value="399" calcext:value-type="float">
            <text:p>3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90];3;4)))" office:value-type="string" office:string-value="Υ" calcext:value-type="string">
            <text:p>Υ</text:p>
          </table:table-cell>
          <table:table-cell table:formula="of:=UNICHAR(HEX2DEC(MID([.I29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1];table;3;1));[.C291];VLOOKUP([.I291];table;3;1))" office:value-type="float" office:value="405" calcext:value-type="float">
            <text:p>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1];3;4)))" office:value-type="string" office:string-value="Φ" calcext:value-type="string">
            <text:p>Φ</text:p>
          </table:table-cell>
          <table:table-cell table:formula="of:=UNICHAR(HEX2DEC(MID([.I291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2];table;3;1));[.C292];VLOOKUP([.I292];table;3;1))" office:value-type="float" office:value="407" calcext:value-type="float">
            <text:p>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2];3;4)))" office:value-type="string" office:string-value="Χ" calcext:value-type="string">
            <text:p>Χ</text:p>
          </table:table-cell>
          <table:table-cell table:formula="of:=UNICHAR(HEX2DEC(MID([.I292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3];table;3;1));[.C293];VLOOKUP([.I293];table;3;1))" office:value-type="float" office:value="409" calcext:value-type="float">
            <text:p>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3];3;4)))" office:value-type="string" office:string-value="Ψ" calcext:value-type="string">
            <text:p>Ψ</text:p>
          </table:table-cell>
          <table:table-cell table:formula="of:=UNICHAR(HEX2DEC(MID([.I293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4];table;3;1));[.C294];VLOOKUP([.I294];table;3;1))" office:value-type="float" office:value="411" calcext:value-type="float">
            <text:p>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4];3;4)))" office:value-type="string" office:string-value="Ω" calcext:value-type="string">
            <text:p>Ω</text:p>
          </table:table-cell>
          <table:table-cell table:formula="of:=UNICHAR(HEX2DEC(MID([.I294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5];table;3;1));[.C295];VLOOKUP([.I295];table;3;1))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5];3;4)))" office:value-type="string" office:string-value="Ϊ" calcext:value-type="string">
            <text:p>Ϊ</text:p>
          </table:table-cell>
          <table:table-cell table:formula="of:=UNICHAR(HEX2DEC(MID([.I295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6];table;3;1));[.C296];VLOOKUP([.I296];table;3;1))"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6];3;4)))" office:value-type="string" office:string-value="Ϋ" calcext:value-type="string">
            <text:p>Ϋ</text:p>
          </table:table-cell>
          <table:table-cell table:formula="of:=UNICHAR(HEX2DEC(MID([.I296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7];table;3;1));[.C297];VLOOKUP([.I297];table;3;1))"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7];3;4)))" office:value-type="string" office:string-value="ά" calcext:value-type="string">
            <text:p>ά</text:p>
          </table:table-cell>
          <table:table-cell table:formula="of:=UNICHAR(HEX2DEC(MID([.I297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8];table;3;1));[.C298];VLOOKUP([.I298];table;3;1))"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8];3;4)))" office:value-type="string" office:string-value="έ" calcext:value-type="string">
            <text:p>έ</text:p>
          </table:table-cell>
          <table:table-cell table:formula="of:=UNICHAR(HEX2DEC(MID([.I298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9];table;3;1));[.C299];VLOOKUP([.I299];table;3;1))"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9];3;4)))" office:value-type="string" office:string-value="ή" calcext:value-type="string">
            <text:p>ή</text:p>
          </table:table-cell>
          <table:table-cell table:formula="of:=UNICHAR(HEX2DEC(MID([.I299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300];table;3;1));[.C300];VLOOKUP([.I300];table;3;1))"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300];3;4)))" office:value-type="string" office:string-value="ί" calcext:value-type="string">
            <text:p>ί</text:p>
          </table:table-cell>
          <table:table-cell table:formula="of:=UNICHAR(HEX2DEC(MID([.I30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1];table;3;1));[.C301];VLOOKUP([.I301];table;3;1))"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1];3;4)))" office:value-type="string" office:string-value="ΰ" calcext:value-type="string">
            <text:p>ΰ</text:p>
          </table:table-cell>
          <table:table-cell table:formula="of:=UNICHAR(HEX2DEC(MID([.I30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2];table;3;1));[.C302];VLOOKUP([.I302];table;3;1))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2];3;4)))" office:value-type="string" office:string-value="α" calcext:value-type="string">
            <text:p>α</text:p>
          </table:table-cell>
          <table:table-cell table:formula="of:=UNICHAR(HEX2DEC(MID([.I302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3];table;3;1));[.C303];VLOOKUP([.I303];table;3;1))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3];3;4)))" office:value-type="string" office:string-value="β" calcext:value-type="string">
            <text:p>β</text:p>
          </table:table-cell>
          <table:table-cell table:formula="of:=UNICHAR(HEX2DEC(MID([.I303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4];table;3;1));[.C304];VLOOKUP([.I304];table;3;1))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4];3;4)))" office:value-type="string" office:string-value="γ" calcext:value-type="string">
            <text:p>γ</text:p>
          </table:table-cell>
          <table:table-cell table:formula="of:=UNICHAR(HEX2DEC(MID([.I304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5];table;3;1));[.C305];VLOOKUP([.I305];table;3;1))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5];3;4)))" office:value-type="string" office:string-value="δ" calcext:value-type="string">
            <text:p>δ</text:p>
          </table:table-cell>
          <table:table-cell table:formula="of:=UNICHAR(HEX2DEC(MID([.I305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6];table;3;1));[.C306];VLOOKUP([.I306];table;3;1))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6];3;4)))" office:value-type="string" office:string-value="ε" calcext:value-type="string">
            <text:p>ε</text:p>
          </table:table-cell>
          <table:table-cell table:formula="of:=UNICHAR(HEX2DEC(MID([.I306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7];table;3;1));[.C307];VLOOKUP([.I307];table;3;1))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7];3;4)))" office:value-type="string" office:string-value="ζ" calcext:value-type="string">
            <text:p>ζ</text:p>
          </table:table-cell>
          <table:table-cell table:formula="of:=UNICHAR(HEX2DEC(MID([.I307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8];table;3;1));[.C308];VLOOKUP([.I308];table;3;1))"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8];3;4)))" office:value-type="string" office:string-value="η" calcext:value-type="string">
            <text:p>η</text:p>
          </table:table-cell>
          <table:table-cell table:formula="of:=UNICHAR(HEX2DEC(MID([.I30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9];table;3;1));[.C309];VLOOKUP([.I309];table;3;1))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9];3;4)))" office:value-type="string" office:string-value="θ" calcext:value-type="string">
            <text:p>θ</text:p>
          </table:table-cell>
          <table:table-cell table:formula="of:=UNICHAR(HEX2DEC(MID([.I309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10];table;3;1));[.C310];VLOOKUP([.I310];table;3;1))"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10];3;4)))" office:value-type="string" office:string-value="ι" calcext:value-type="string">
            <text:p>ι</text:p>
          </table:table-cell>
          <table:table-cell table:formula="of:=UNICHAR(HEX2DEC(MID([.I31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1];table;3;1));[.C311];VLOOKUP([.I311];table;3;1))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1];3;4)))" office:value-type="string" office:string-value="κ" calcext:value-type="string">
            <text:p>κ</text:p>
          </table:table-cell>
          <table:table-cell table:formula="of:=UNICHAR(HEX2DEC(MID([.I311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2];table;3;1));[.C312];VLOOKUP([.I312];table;3;1))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2];3;4)))" office:value-type="string" office:string-value="λ" calcext:value-type="string">
            <text:p>λ</text:p>
          </table:table-cell>
          <table:table-cell table:formula="of:=UNICHAR(HEX2DEC(MID([.I312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3];table;3;1));[.C313];VLOOKUP([.I313];table;3;1))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3];3;4)))" office:value-type="string" office:string-value="μ" calcext:value-type="string">
            <text:p>μ</text:p>
          </table:table-cell>
          <table:table-cell table:formula="of:=UNICHAR(HEX2DEC(MID([.I31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4];table;3;1));[.C314];VLOOKUP([.I314];table;3;1))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4];3;4)))" office:value-type="string" office:string-value="ν" calcext:value-type="string">
            <text:p>ν</text:p>
          </table:table-cell>
          <table:table-cell table:formula="of:=UNICHAR(HEX2DEC(MID([.I314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5];table;3;1));[.C315];VLOOKUP([.I315];table;3;1))"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5];3;4)))" office:value-type="string" office:string-value="ξ" calcext:value-type="string">
            <text:p>ξ</text:p>
          </table:table-cell>
          <table:table-cell table:formula="of:=UNICHAR(HEX2DEC(MID([.I315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6];table;3;1));[.C316];VLOOKUP([.I316];table;3;1))"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6];3;4)))" office:value-type="string" office:string-value="ο" calcext:value-type="string">
            <text:p>ο</text:p>
          </table:table-cell>
          <table:table-cell table:formula="of:=UNICHAR(HEX2DEC(MID([.I316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7];table;3;1));[.C317];VLOOKUP([.I317];table;3;1))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7];3;4)))" office:value-type="string" office:string-value="π" calcext:value-type="string">
            <text:p>π</text:p>
          </table:table-cell>
          <table:table-cell table:formula="of:=UNICHAR(HEX2DEC(MID([.I317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8];table;3;1));[.C318];VLOOKUP([.I318];table;3;1))"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8];3;4)))" office:value-type="string" office:string-value="ρ" calcext:value-type="string">
            <text:p>ρ</text:p>
          </table:table-cell>
          <table:table-cell table:formula="of:=UNICHAR(HEX2DEC(MID([.I318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9];table;3;1));[.C319];VLOOKUP([.I319];table;3;1))"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9];3;4)))" office:value-type="string" office:string-value="ς" calcext:value-type="string">
            <text:p>ς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20];table;3;1));[.C320];VLOOKUP([.I320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20];3;4)))" office:value-type="string" office:string-value="σ" calcext:value-type="string">
            <text:p>σ</text:p>
          </table:table-cell>
          <table:table-cell table:formula="of:=UNICHAR(HEX2DEC(MID([.I320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1];table;3;1));[.C321];VLOOKUP([.I321];table;3;1))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1];3;4)))" office:value-type="string" office:string-value="τ" calcext:value-type="string">
            <text:p>τ</text:p>
          </table:table-cell>
          <table:table-cell table:formula="of:=UNICHAR(HEX2DEC(MID([.I321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2];table;3;1));[.C322];VLOOKUP([.I322];table;3;1))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2];3;4)))" office:value-type="string" office:string-value="υ" calcext:value-type="string">
            <text:p>υ</text:p>
          </table:table-cell>
          <table:table-cell table:formula="of:=UNICHAR(HEX2DEC(MID([.I322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3];table;3;1));[.C323];VLOOKUP([.I323];table;3;1))"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3];3;4)))" office:value-type="string" office:string-value="φ" calcext:value-type="string">
            <text:p>φ</text:p>
          </table:table-cell>
          <table:table-cell table:formula="of:=UNICHAR(HEX2DEC(MID([.I323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4];table;3;1));[.C324];VLOOKUP([.I324];table;3;1))"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4];3;4)))" office:value-type="string" office:string-value="χ" calcext:value-type="string">
            <text:p>χ</text:p>
          </table:table-cell>
          <table:table-cell table:formula="of:=UNICHAR(HEX2DEC(MID([.I324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5];table;3;1));[.C325];VLOOKUP([.I325];table;3;1))"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5];3;4)))" office:value-type="string" office:string-value="ψ" calcext:value-type="string">
            <text:p>ψ</text:p>
          </table:table-cell>
          <table:table-cell table:formula="of:=UNICHAR(HEX2DEC(MID([.I325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6];table;3;1));[.C326];VLOOKUP([.I326];table;3;1))"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6];3;4)))" office:value-type="string" office:string-value="ω" calcext:value-type="string">
            <text:p>ω</text:p>
          </table:table-cell>
          <table:table-cell table:formula="of:=UNICHAR(HEX2DEC(MID([.I326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7];table;3;1));[.C327];VLOOKUP([.I327];table;3;1))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7];3;4)))" office:value-type="string" office:string-value="ϊ" calcext:value-type="string">
            <text:p>ϊ</text:p>
          </table:table-cell>
          <table:table-cell table:formula="of:=UNICHAR(HEX2DEC(MID([.I327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8];table;3;1));[.C328];VLOOKUP([.I328];table;3;1))"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8];3;4)))" office:value-type="string" office:string-value="ϋ" calcext:value-type="string">
            <text:p>ϋ</text:p>
          </table:table-cell>
          <table:table-cell table:formula="of:=UNICHAR(HEX2DEC(MID([.I328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9];table;3;1));[.C329];VLOOKUP([.I329];table;3;1))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9];3;4)))" office:value-type="string" office:string-value="ό" calcext:value-type="string">
            <text:p>ό</text:p>
          </table:table-cell>
          <table:table-cell table:formula="of:=UNICHAR(HEX2DEC(MID([.I329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30];table;3;1));[.C330];VLOOKUP([.I330];table;3;1))"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30];3;4)))" office:value-type="string" office:string-value="ύ" calcext:value-type="string">
            <text:p>ύ</text:p>
          </table:table-cell>
          <table:table-cell table:formula="of:=UNICHAR(HEX2DEC(MID([.I33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1];table;3;1));[.C331];VLOOKUP([.I331];table;3;1))"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1];3;4)))" office:value-type="string" office:string-value="ώ" calcext:value-type="string">
            <text:p>ώ</text:p>
          </table:table-cell>
          <table:table-cell table:formula="of:=UNICHAR(HEX2DEC(MID([.I331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2];table;3;1));[.C332];VLOOKUP([.I332];table;3;1))"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2];3;4)))" office:value-type="string" office:string-value="ᵡ" calcext:value-type="string">
            <text:p>ᵡ</text:p>
          </table:table-cell>
          <table:table-cell table:formula="of:=UNICHAR(HEX2DEC(MID([.I332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3];table;3;1));[.C333];VLOOKUP([.I333];table;3;1))"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3];3;4)))" office:value-type="string" office:string-value="ᵤ" calcext:value-type="string">
            <text:p>ᵤ</text:p>
          </table:table-cell>
          <table:table-cell table:formula="of:=UNICHAR(HEX2DEC(MID([.I33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4];3;4)))" office:value-type="string" office:string-value=" " calcext:value-type="string">
            <text:p> 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5];3;4)))" office:value-type="string" office:string-value=" " calcext:value-type="string">
            <text:p> 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6];3;4)))" office:value-type="string" office:string-value=" " calcext:value-type="string">
            <text:p> 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7];3;4)))" office:value-type="string" office:string-value=" " calcext:value-type="string">
            <text:p> 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8];3;4)))" office:value-type="string" office:string-value=" " calcext:value-type="string">
            <text:p> 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9];3;4)))" office:value-type="string" office:string-value=" " calcext:value-type="string">
            <text:p> 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40];table;3;1));[.C340];VLOOKUP([.I340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40];3;4)))" office:value-type="string" office:string-value=" " calcext:value-type="string">
            <text:p> </text:p>
          </table:table-cell>
          <table:table-cell table:formula="of:=UNICHAR(HEX2DEC(MID([.I340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1];table;3;1));[.C341];VLOOKUP([.I341];table;3;1))"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1];3;4)))" office:value-type="string" office:string-value="‘" calcext:value-type="string">
            <text:p>‘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2];table;3;1));[.C342];VLOOKUP([.I342];table;3;1))"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2];3;4)))" office:value-type="string" office:string-value="’" calcext:value-type="string">
            <text:p>’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3];table;3;1));[.C343];VLOOKUP([.I343];table;3;1))"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3];3;4)))" office:value-type="string" office:string-value="‚" calcext:value-type="string">
            <text:p>‚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4];table;3;1));[.C344];VLOOKUP([.I344];table;3;1))"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4];3;4)))" office:value-type="string" office:string-value="‛" calcext:value-type="string">
            <text:p>‛</text:p>
          </table:table-cell>
          <table:table-cell table:formula="of:=UNICHAR(HEX2DEC(MID([.I344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5];table;3;1));[.C345];VLOOKUP([.I345];table;3;1))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5];3;4)))" office:value-type="string" office:string-value="“" calcext:value-type="string">
            <text:p>“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6];table;3;1));[.C346];VLOOKUP([.I346];table;3;1))"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6];3;4)))" office:value-type="string" office:string-value="”" calcext:value-type="string">
            <text:p>”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7];table;3;1));[.C347];VLOOKUP([.I347];table;3;1))"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7];3;4)))" office:value-type="string" office:string-value="„" calcext:value-type="string">
            <text:p>„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8];table;3;1));[.C348];VLOOKUP([.I348];table;3;1))"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8];3;4)))" office:value-type="string" office:string-value="‟" calcext:value-type="string">
            <text:p>‟</text:p>
          </table:table-cell>
          <table:table-cell table:formula="of:=UNICHAR(HEX2DEC(MID([.I348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9];table;3;1));[.C349];VLOOKUP([.I349];table;3;1))"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9];3;4)))" office:value-type="string" office:string-value="…" calcext:value-type="string">
            <text:p>…</text:p>
          </table:table-cell>
          <table:table-cell table:formula="of:=UNICHAR(HEX2DEC(MID([.I349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50];table;3;1));[.C350];VLOOKUP([.I350];table;3;1)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50];3;4)))" office:value-type="string" office:string-value="‧" calcext:value-type="string">
            <text:p>‧</text:p>
          </table:table-cell>
          <table:table-cell table:formula="of:=UNICHAR(HEX2DEC(MID([.I350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65</text:p>
          </table:table-cell>
          <table:table-cell table:formula="of:=IF(ISNA(VLOOKUP([.I351];table;3;1));[.C351];VLOOKUP([.I351];table;3;1))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351];3;4)))" office:value-type="string" office:string-value="⁥" calcext:value-type="string">
            <text:p>⁥</text:p>
          </table:table-cell>
          <table:table-cell table:formula="of:=UNICHAR(HEX2DEC(MID([.I35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2066</text:p>
          </table:table-cell>
          <table:table-cell table:formula="of:=IF(ISNA(VLOOKUP([.I352];table;3;1));[.C352];VLOOKUP([.I352];table;3;1))"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LEFT-TO-RIGHT ISOLATE 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⁦" calcext:value-type="string">
            <text:p>⁦</text:p>
          </table:table-cell>
          <table:table-cell table:formula="of:=UNICHAR(HEX2DEC(MID([.I352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2067</text:p>
          </table:table-cell>
          <table:table-cell table:formula="of:=IF(ISNA(VLOOKUP([.I353];table;3;1));[.C353];VLOOKUP([.I353];table;3;1))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RIGHT-TO-LEFT ISOLATE 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⁧" calcext:value-type="string">
            <text:p>⁧</text:p>
          </table:table-cell>
          <table:table-cell table:formula="of:=UNICHAR(HEX2DEC(MID([.I35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2068</text:p>
          </table:table-cell>
          <table:table-cell table:formula="of:=IF(ISNA(VLOOKUP([.I354];table;3;1));[.C354];VLOOKUP([.I354];table;3;1))"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table:style-name="ce4" office:value-type="string" calcext:value-type="string">
            <text:p>FIRST STRONG ISOLATE 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354];3;4)))" office:value-type="string" office:string-value="⁨" calcext:value-type="string">
            <text:p>⁨</text:p>
          </table:table-cell>
          <table:table-cell table:formula="of:=UNICHAR(HEX2DEC(MID([.I354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069</text:p>
          </table:table-cell>
          <table:table-cell table:formula="of:=IF(ISNA(VLOOKUP([.I355];table;3;1));[.C355];VLOOKUP([.I355];table;3;1))"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table:style-name="ce4" office:value-type="string" calcext:value-type="string">
            <text:p>POP DIRECTIONAL ISOLATE 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355];3;4)))" office:value-type="string" office:string-value="⁩" calcext:value-type="string">
            <text:p>⁩</text:p>
          </table:table-cell>
          <table:table-cell table:formula="of:=UNICHAR(HEX2DEC(MID([.I355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6];table;3;1));[.C356];VLOOKUP([.I356];table;3;1)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6];3;4)))" office:value-type="string" office:string-value="⁰" calcext:value-type="string">
            <text:p>⁰</text:p>
          </table:table-cell>
          <table:table-cell table:formula="of:=UNICHAR(HEX2DEC(MID([.I356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7];table;3;1));[.C357];VLOOKUP([.I357];table;3;1)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7];3;4)))" office:value-type="string" office:string-value="ⁱ" calcext:value-type="string">
            <text:p>ⁱ</text:p>
          </table:table-cell>
          <table:table-cell table:formula="of:=UNICHAR(HEX2DEC(MID([.I357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8];table;3;1));[.C358];VLOOKUP([.I358];table;3;1))"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8];3;4)))" office:value-type="string" office:string-value="⁲" calcext:value-type="string">
            <text:p>⁲</text:p>
          </table:table-cell>
          <table:table-cell table:formula="of:=UNICHAR(HEX2DEC(MID([.I358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9];table;3;1));[.C359];VLOOKUP([.I359];table;3;1))"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9];3;4)))" office:value-type="string" office:string-value="⁳" calcext:value-type="string">
            <text:p>⁳</text:p>
          </table:table-cell>
          <table:table-cell table:formula="of:=UNICHAR(HEX2DEC(MID([.I3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60];table;3;1));[.C360];VLOOKUP([.I360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60];3;4)))" office:value-type="string" office:string-value="⁴" calcext:value-type="string">
            <text:p>⁴</text:p>
          </table:table-cell>
          <table:table-cell table:formula="of:=UNICHAR(HEX2DEC(MID([.I360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61];table;3;1));[.C361];VLOOKUP([.I361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61];3;4)))" office:value-type="string" office:string-value="⁵" calcext:value-type="string">
            <text:p>⁵</text:p>
          </table:table-cell>
          <table:table-cell table:formula="of:=UNICHAR(HEX2DEC(MID([.I361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62];table;3;1));[.C362];VLOOKUP([.I362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62];3;4)))" office:value-type="string" office:string-value="⁶" calcext:value-type="string">
            <text:p>⁶</text:p>
          </table:table-cell>
          <table:table-cell table:formula="of:=UNICHAR(HEX2DEC(MID([.I362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63];table;3;1));[.C363];VLOOKUP([.I363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63];3;4)))" office:value-type="string" office:string-value="⁷" calcext:value-type="string">
            <text:p>⁷</text:p>
          </table:table-cell>
          <table:table-cell table:formula="of:=UNICHAR(HEX2DEC(MID([.I363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64];table;3;1));[.C364];VLOOKUP([.I364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64];3;4)))" office:value-type="string" office:string-value="⁸" calcext:value-type="string">
            <text:p>⁸</text:p>
          </table:table-cell>
          <table:table-cell table:formula="of:=UNICHAR(HEX2DEC(MID([.I364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65];table;3;1));[.C365];VLOOKUP([.I365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65];3;4)))" office:value-type="string" office:string-value="⁹" calcext:value-type="string">
            <text:p>⁹</text:p>
          </table:table-cell>
          <table:table-cell table:formula="of:=UNICHAR(HEX2DEC(MID([.I365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6];table;3;1));[.C366];VLOOKUP([.I366];table;3;1))"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6];3;4)))" office:value-type="string" office:string-value="⁺" calcext:value-type="string">
            <text:p>⁺</text:p>
          </table:table-cell>
          <table:table-cell table:formula="of:=UNICHAR(HEX2DEC(MID([.I36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7];table;3;1));[.C367];VLOOKUP([.I367];table;3;1))"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7];3;4)))" office:value-type="string" office:string-value="⁻" calcext:value-type="string">
            <text:p>⁻</text:p>
          </table:table-cell>
          <table:table-cell table:formula="of:=UNICHAR(HEX2DEC(MID([.I367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8];table;3;1));[.C368];VLOOKUP([.I368];table;3;1)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8];3;4)))" office:value-type="string" office:string-value="₀" calcext:value-type="string">
            <text:p>₀</text:p>
          </table:table-cell>
          <table:table-cell table:formula="of:=UNICHAR(HEX2DEC(MID([.I36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9];table;3;1));[.C369];VLOOKUP([.I369];table;3;1)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9];3;4)))" office:value-type="string" office:string-value="₁" calcext:value-type="string">
            <text:p>₁</text:p>
          </table:table-cell>
          <table:table-cell table:formula="of:=UNICHAR(HEX2DEC(MID([.I36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70];table;3;1));[.C370];VLOOKUP([.I370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70];3;4)))" office:value-type="string" office:string-value="₂" calcext:value-type="string">
            <text:p>₂</text:p>
          </table:table-cell>
          <table:table-cell table:formula="of:=UNICHAR(HEX2DEC(MID([.I37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71];table;3;1));[.C371];VLOOKUP([.I371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71];3;4)))" office:value-type="string" office:string-value="₃" calcext:value-type="string">
            <text:p>₃</text:p>
          </table:table-cell>
          <table:table-cell table:formula="of:=UNICHAR(HEX2DEC(MID([.I37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72];table;3;1));[.C372];VLOOKUP([.I372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72];3;4)))" office:value-type="string" office:string-value="₄" calcext:value-type="string">
            <text:p>₄</text:p>
          </table:table-cell>
          <table:table-cell table:formula="of:=UNICHAR(HEX2DEC(MID([.I37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73];table;3;1));[.C373];VLOOKUP([.I373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73];3;4)))" office:value-type="string" office:string-value="₅" calcext:value-type="string">
            <text:p>₅</text:p>
          </table:table-cell>
          <table:table-cell table:formula="of:=UNICHAR(HEX2DEC(MID([.I37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74];table;3;1));[.C374];VLOOKUP([.I374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74];3;4)))" office:value-type="string" office:string-value="₆" calcext:value-type="string">
            <text:p>₆</text:p>
          </table:table-cell>
          <table:table-cell table:formula="of:=UNICHAR(HEX2DEC(MID([.I37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75];table;3;1));[.C375];VLOOKUP([.I375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75];3;4)))" office:value-type="string" office:string-value="₇" calcext:value-type="string">
            <text:p>₇</text:p>
          </table:table-cell>
          <table:table-cell table:formula="of:=UNICHAR(HEX2DEC(MID([.I37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6];table;3;1));[.C376];VLOOKUP([.I376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6];3;4)))" office:value-type="string" office:string-value="₈" calcext:value-type="string">
            <text:p>₈</text:p>
          </table:table-cell>
          <table:table-cell table:formula="of:=UNICHAR(HEX2DEC(MID([.I37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7];table;3;1));[.C377];VLOOKUP([.I377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7];3;4)))" office:value-type="string" office:string-value="₉" calcext:value-type="string">
            <text:p>₉</text:p>
          </table:table-cell>
          <table:table-cell table:formula="of:=UNICHAR(HEX2DEC(MID([.I37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8];table;3;1));[.C378];VLOOKUP([.I378];table;3;1))"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8];3;4)))" office:value-type="string" office:string-value="₊" calcext:value-type="string">
            <text:p>₊</text:p>
          </table:table-cell>
          <table:table-cell table:formula="of:=UNICHAR(HEX2DEC(MID([.I378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9];table;3;1));[.C379];VLOOKUP([.I379];table;3;1))" office:value-type="float" office:value="430" calcext:value-type="float">
            <text:p>43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9];3;4)))" office:value-type="string" office:string-value="₋" calcext:value-type="string">
            <text:p>₋</text:p>
          </table:table-cell>
          <table:table-cell table:formula="of:=UNICHAR(HEX2DEC(MID([.I379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80];table;3;1));[.C380];VLOOKUP([.I380];table;3;1))"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80];3;4)))" office:value-type="string" office:string-value="₏" calcext:value-type="string">
            <text:p>₏</text:p>
          </table:table-cell>
          <table:table-cell table:formula="of:=UNICHAR(HEX2DEC(MID([.I38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81];table;3;1));[.C381];VLOOKUP([.I381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81];3;4)))" office:value-type="string" office:string-value="ₐ" calcext:value-type="string">
            <text:p>ₐ</text:p>
          </table:table-cell>
          <table:table-cell table:formula="of:=UNICHAR(HEX2DEC(MID([.I3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82];table;3;1));[.C382];VLOOKUP([.I382];table;3;1))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82];3;4)))" office:value-type="string" office:string-value="ₑ" calcext:value-type="string">
            <text:p>ₑ</text:p>
          </table:table-cell>
          <table:table-cell table:formula="of:=UNICHAR(HEX2DEC(MID([.I38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83];table;3;1));[.C383];VLOOKUP([.I383];table;3;1))"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83];3;4)))" office:value-type="string" office:string-value="ₒ" calcext:value-type="string">
            <text:p>ₒ</text:p>
          </table:table-cell>
          <table:table-cell table:formula="of:=UNICHAR(HEX2DEC(MID([.I38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84];table;3;1));[.C384];VLOOKUP([.I384];table;3;1))"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84];3;4)))" office:value-type="string" office:string-value="ₓ" calcext:value-type="string">
            <text:p>ₓ</text:p>
          </table:table-cell>
          <table:table-cell table:formula="of:=UNICHAR(HEX2DEC(MID([.I38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85];table;3;1));[.C385];VLOOKUP([.I385];table;3;1))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85];3;4)))" office:value-type="string" office:string-value="ₕ" calcext:value-type="string">
            <text:p>ₕ</text:p>
          </table:table-cell>
          <table:table-cell table:formula="of:=UNICHAR(HEX2DEC(MID([.I38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6];table;3;1));[.C386];VLOOKUP([.I386];table;3;1))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6];3;4)))" office:value-type="string" office:string-value="ₖ" calcext:value-type="string">
            <text:p>ₖ</text:p>
          </table:table-cell>
          <table:table-cell table:formula="of:=UNICHAR(HEX2DEC(MID([.I38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7];table;3;1));[.C387];VLOOKUP([.I387];table;3;1))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7];3;4)))" office:value-type="string" office:string-value="ₗ" calcext:value-type="string">
            <text:p>ₗ</text:p>
          </table:table-cell>
          <table:table-cell table:formula="of:=UNICHAR(HEX2DEC(MID([.I38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8];table;3;1));[.C388];VLOOKUP([.I388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8];3;4)))" office:value-type="string" office:string-value="ₘ" calcext:value-type="string">
            <text:p>ₘ</text:p>
          </table:table-cell>
          <table:table-cell table:formula="of:=UNICHAR(HEX2DEC(MID([.I38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9];table;3;1));[.C389];VLOOKUP([.I389];table;3;1))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9];3;4)))" office:value-type="string" office:string-value="ₙ" calcext:value-type="string">
            <text:p>ₙ</text:p>
          </table:table-cell>
          <table:table-cell table:formula="of:=UNICHAR(HEX2DEC(MID([.I38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90];table;3;1));[.C390];VLOOKUP([.I390];table;3;1))"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90];3;4)))" office:value-type="string" office:string-value="ₚ" calcext:value-type="string">
            <text:p>ₚ</text:p>
          </table:table-cell>
          <table:table-cell table:formula="of:=UNICHAR(HEX2DEC(MID([.I39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91];table;3;1));[.C391];VLOOKUP([.I391];table;3;1)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91];3;4)))" office:value-type="string" office:string-value="ₛ" calcext:value-type="string">
            <text:p>ₛ</text:p>
          </table:table-cell>
          <table:table-cell table:formula="of:=UNICHAR(HEX2DEC(MID([.I391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92];table;3;1));[.C392];VLOOKUP([.I392];table;3;1))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92];3;4)))" office:value-type="string" office:string-value="ₜ" calcext:value-type="string">
            <text:p>ₜ</text:p>
          </table:table-cell>
          <table:table-cell table:formula="of:=UNICHAR(HEX2DEC(MID([.I39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93];table;3;1));[.C393];VLOOKUP([.I393];table;3;1))"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93];3;4)))" office:value-type="string" office:string-value="₞" calcext:value-type="string">
            <text:p>₞</text:p>
          </table:table-cell>
          <table:table-cell table:formula="of:=UNICHAR(HEX2DEC(MID([.I393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94];table;3;1));[.C394];VLOOKUP([.I394];table;3;1))" office:value-type="float" office:value="526" calcext:value-type="float">
            <text:p>526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94];3;4)))" office:value-type="string" office:string-value="₟" calcext:value-type="string">
            <text:p>₟</text:p>
          </table:table-cell>
          <table:table-cell table:formula="of:=UNICHAR(HEX2DEC(MID([.I394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95];table;3;1));[.C395];VLOOKUP([.I395];table;3;1))" office:value-type="float" office:value="517" calcext:value-type="float">
            <text:p>5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95];3;4)))" office:value-type="string" office:string-value="€" calcext:value-type="string">
            <text:p>€</text:p>
          </table:table-cell>
          <table:table-cell table:formula="of:=UNICHAR(HEX2DEC(MID([.I395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6];table;3;1));[.C396];VLOOKUP([.I396];table;3;1))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6];3;4)))" office:value-type="string" office:string-value="ℂ" calcext:value-type="string">
            <text:p>ℂ</text:p>
          </table:table-cell>
          <table:table-cell table:formula="of:=UNICHAR(HEX2DEC(MID([.I39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7];table;3;1));[.C397];VLOOKUP([.I397];table;3;1))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7];3;4)))" office:value-type="string" office:string-value="ℎ" calcext:value-type="string">
            <text:p>ℎ</text:p>
          </table:table-cell>
          <table:table-cell table:formula="of:=UNICHAR(HEX2DEC(MID([.I39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8];table;3;1));[.C398];VLOOKUP([.I398];table;3;1))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8];3;4)))" office:value-type="string" office:string-value="ℏ" calcext:value-type="string">
            <text:p>ℏ</text:p>
          </table:table-cell>
          <table:table-cell table:formula="of:=UNICHAR(HEX2DEC(MID([.I398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9];table;3;1));[.C399];VLOOKUP([.I399];table;3;1))"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9];3;4)))" office:value-type="string" office:string-value="ℕ" calcext:value-type="string">
            <text:p>ℕ</text:p>
          </table:table-cell>
          <table:table-cell table:formula="of:=UNICHAR(HEX2DEC(MID([.I39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400];table;3;1));[.C400];VLOOKUP([.I400];table;3;1)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400];3;4)))" office:value-type="string" office:string-value="ℚ" calcext:value-type="string">
            <text:p>ℚ</text:p>
          </table:table-cell>
          <table:table-cell table:formula="of:=UNICHAR(HEX2DEC(MID([.I40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401];table;3;1));[.C401];VLOOKUP([.I401];table;3;1))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401];3;4)))" office:value-type="string" office:string-value="ℝ" calcext:value-type="string">
            <text:p>ℝ</text:p>
          </table:table-cell>
          <table:table-cell table:formula="of:=UNICHAR(HEX2DEC(MID([.I40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402];table;3;1));[.C402];VLOOKUP([.I402];table;3;1))"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402];3;4)))" office:value-type="string" office:string-value="ℤ" calcext:value-type="string">
            <text:p>ℤ</text:p>
          </table:table-cell>
          <table:table-cell table:formula="of:=UNICHAR(HEX2DEC(MID([.I40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403];table;3;1));[.C403];VLOOKUP([.I403];table;3;1))" office:value-type="float" office:value="479" calcext:value-type="float">
            <text:p>47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403];3;4)))" office:value-type="string" office:string-value="←" calcext:value-type="string">
            <text:p>←</text:p>
          </table:table-cell>
          <table:table-cell table:formula="of:=UNICHAR(HEX2DEC(MID([.I403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404];table;3;1));[.C404];VLOOKUP([.I404];table;3;1))" office:value-type="float" office:value="481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404];3;4)))" office:value-type="string" office:string-value="↑" calcext:value-type="string">
            <text:p>↑</text:p>
          </table:table-cell>
          <table:table-cell table:formula="of:=UNICHAR(HEX2DEC(MID([.I404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405];table;3;1));[.C405];VLOOKUP([.I405];table;3;1))" office:value-type="float" office:value="477" calcext:value-type="float">
            <text:p>4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405];3;4)))" office:value-type="string" office:string-value="→" calcext:value-type="string">
            <text:p>→</text:p>
          </table:table-cell>
          <table:table-cell table:formula="of:=UNICHAR(HEX2DEC(MID([.I405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6];table;3;1));[.C406];VLOOKUP([.I406];table;3;1))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6];3;4)))" office:value-type="string" office:string-value="↓" calcext:value-type="string">
            <text:p>↓</text:p>
          </table:table-cell>
          <table:table-cell table:formula="of:=UNICHAR(HEX2DEC(MID([.I406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7];table;3;1));[.C407];VLOOKUP([.I407];table;3;1))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7];3;4)))" office:value-type="string" office:string-value="↕" calcext:value-type="string">
            <text:p>↕</text:p>
          </table:table-cell>
          <table:table-cell table:formula="of:=UNICHAR(HEX2DEC(MID([.I407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8];table;3;1));[.C408];VLOOKUP([.I408];table;3;1))"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8];3;4)))" office:value-type="string" office:string-value="⇀" calcext:value-type="string">
            <text:p>⇀</text:p>
          </table:table-cell>
          <table:table-cell table:formula="of:=UNICHAR(HEX2DEC(MID([.I408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9];table;3;1));[.C409];VLOOKUP([.I409];table;3;1))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9];3;4)))" office:value-type="string" office:string-value="⇄" calcext:value-type="string">
            <text:p>⇄</text:p>
          </table:table-cell>
          <table:table-cell table:formula="of:=UNICHAR(HEX2DEC(MID([.I409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/>
        </table:table-row>
        <table:table-row table:style-name="ro2">
          <table:table-cell office:value-type="string" calcext:value-type="string">
            <text:p>U+21c8</text:p>
          </table:table-cell>
          <table:table-cell table:formula="of:=IF(ISNA(VLOOKUP([.I410];table;3;1));[.C410];VLOOKUP([.I410];table;3;1))" office:value-type="float" office:value="701" calcext:value-type="float">
            <text:p>70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PWARDS PAIRED ARROWS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remove ?</text:p>
          </table:table-cell>
          <table:table-cell table:formula="of:=UNICHAR(HEX2DEC(MID([.A410];3;4)))" office:value-type="string" office:string-value="⇈" calcext:value-type="string">
            <text:p>⇈</text:p>
          </table:table-cell>
          <table:table-cell table:formula="of:=UNICHAR(HEX2DEC(MID([.I410];3;4)))" office:value-type="string" office:string-value="⇈" calcext:value-type="string">
            <text:p>⇈</text:p>
          </table:table-cell>
          <table:table-cell office:value-type="string" calcext:value-type="string">
            <text:p>U+21c8</text:p>
          </table:table-cell>
          <table:table-cell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11];table;3;1));[.C411];VLOOKUP([.I411];table;3;1))"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11];3;4)))" office:value-type="string" office:string-value="⇉" calcext:value-type="string">
            <text:p>⇉</text:p>
          </table:table-cell>
          <table:table-cell table:formula="of:=UNICHAR(HEX2DEC(MID([.I411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ca</text:p>
          </table:table-cell>
          <table:table-cell table:formula="of:=IF(ISNA(VLOOKUP([.I412];table;3;1));[.C412];VLOOKUP([.I412];table;3;1))" office:value-type="float" office:value="702" calcext:value-type="float">
            <text:p>702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DOWNWARDS PAIRED ARROWS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remove ?</text:p>
          </table:table-cell>
          <table:table-cell table:formula="of:=UNICHAR(HEX2DEC(MID([.A412];3;4)))" office:value-type="string" office:string-value="⇊" calcext:value-type="string">
            <text:p>⇊</text:p>
          </table:table-cell>
          <table:table-cell table:formula="of:=UNICHAR(HEX2DEC(MID([.I412];3;4)))" office:value-type="string" office:string-value="⇊" calcext:value-type="string">
            <text:p>⇊</text:p>
          </table:table-cell>
          <table:table-cell office:value-type="string" calcext:value-type="string">
            <text:p>U+21ca</text:p>
          </table:table-cell>
          <table:table-cell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13];table;3;1));[.C413];VLOOKUP([.I413];table;3;1))"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13];3;4)))" office:value-type="string" office:string-value="⇋" calcext:value-type="string">
            <text:p>⇋</text:p>
          </table:table-cell>
          <table:table-cell table:formula="of:=UNICHAR(HEX2DEC(MID([.I413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14];table;3;1));[.C414];VLOOKUP([.I414];table;3;1))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14];3;4)))" office:value-type="string" office:string-value="⇌" calcext:value-type="string">
            <text:p>⇌</text:p>
          </table:table-cell>
          <table:table-cell table:formula="of:=UNICHAR(HEX2DEC(MID([.I414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15];table;3;1));[.C415];VLOOKUP([.I415];table;3;1))"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15];3;4)))" office:value-type="string" office:string-value="⇍" calcext:value-type="string">
            <text:p>⇍</text:p>
          </table:table-cell>
          <table:table-cell table:formula="of:=UNICHAR(HEX2DEC(MID([.I415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16];table;3;1));[.C416];VLOOKUP([.I416];table;3;1))"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16];3;4)))" office:value-type="string" office:string-value="⇧" calcext:value-type="string">
            <text:p>⇧</text:p>
          </table:table-cell>
          <table:table-cell table:formula="of:=UNICHAR(HEX2DEC(MID([.I416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17];table;3;1));[.C417];VLOOKUP([.I417];table;3;1))"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17];3;4)))" office:value-type="string" office:string-value="⇩" calcext:value-type="string">
            <text:p>⇩</text:p>
          </table:table-cell>
          <table:table-cell table:formula="of:=UNICHAR(HEX2DEC(MID([.I417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8];table;3;1));[.C418];VLOOKUP([.I418];table;3;1))" office:value-type="float" office:value="551" calcext:value-type="float">
            <text:p>55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8];3;4)))" office:value-type="string" office:string-value="∀" calcext:value-type="string">
            <text:p>∀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9];table;3;1));[.C419];VLOOKUP([.I419];table;3;1))"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9];3;4)))" office:value-type="string" office:string-value="∁" calcext:value-type="string">
            <text:p>∁</text:p>
          </table:table-cell>
          <table:table-cell table:formula="of:=UNICHAR(HEX2DEC(MID([.I419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20];table;3;1));[.C420];VLOOKUP([.I420];table;3;1))"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20];3;4)))" office:value-type="string" office:string-value="∂" calcext:value-type="string">
            <text:p>∂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21];table;3;1));[.C421];VLOOKUP([.I421];table;3;1))"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21];3;4)))" office:value-type="string" office:string-value="∃" calcext:value-type="string">
            <text:p>∃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22];table;3;1));[.C422];VLOOKUP([.I422];table;3;1))"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22];3;4)))" office:value-type="string" office:string-value="∄" calcext:value-type="string">
            <text:p>∄</text:p>
          </table:table-cell>
          <table:table-cell table:formula="of:=UNICHAR(HEX2DEC(MID([.I42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23];table;3;1));[.C423];VLOOKUP([.I423];table;3;1))" office:value-type="float" office:value="551" calcext:value-type="float">
            <text:p>55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23];3;4)))" office:value-type="string" office:string-value="∅" calcext:value-type="string">
            <text:p>∅</text:p>
          </table:table-cell>
          <table:table-cell table:formula="of:=UNICHAR(HEX2DEC(MID([.I42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24];table;3;1));[.C424];VLOOKUP([.I424];table;3;1))"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24];3;4)))" office:value-type="string" office:string-value="∆" calcext:value-type="string">
            <text:p>∆</text:p>
          </table:table-cell>
          <table:table-cell table:formula="of:=UNICHAR(HEX2DEC(MID([.I42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25];table;3;1));[.C425];VLOOKUP([.I425];table;3;1))" office:value-type="float" office:value="551" calcext:value-type="float">
            <text:p>55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25];3;4)))" office:value-type="string" office:string-value="∇" calcext:value-type="string">
            <text:p>∇</text:p>
          </table:table-cell>
          <table:table-cell table:formula="of:=UNICHAR(HEX2DEC(MID([.I42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26];table;3;1));[.C426];VLOOKUP([.I426];table;3;1))" office:value-type="float" office:value="551" calcext:value-type="float">
            <text:p>551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26];3;4)))" office:value-type="string" office:string-value="∈" calcext:value-type="string">
            <text:p>∈</text:p>
          </table:table-cell>
          <table:table-cell table:formula="of:=UNICHAR(HEX2DEC(MID([.I42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27];table;3;1));[.C427];VLOOKUP([.I427];table;3;1))" office:value-type="float" office:value="551" calcext:value-type="float">
            <text:p>55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27];3;4)))" office:value-type="string" office:string-value="∉" calcext:value-type="string">
            <text:p>∉</text:p>
          </table:table-cell>
          <table:table-cell table:formula="of:=UNICHAR(HEX2DEC(MID([.I42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8];table;3;1));[.C428];VLOOKUP([.I428];table;3;1))"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8];3;4)))" office:value-type="string" office:string-value="∋" calcext:value-type="string">
            <text:p>∋</text:p>
          </table:table-cell>
          <table:table-cell table:formula="of:=UNICHAR(HEX2DEC(MID([.I42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9];table;3;1));[.C429];VLOOKUP([.I429];table;3;1))"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9];3;4)))" office:value-type="string" office:string-value="∌" calcext:value-type="string">
            <text:p>∌</text:p>
          </table:table-cell>
          <table:table-cell table:formula="of:=UNICHAR(HEX2DEC(MID([.I42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30];table;3;1));[.C430];VLOOKUP([.I430];table;3;1)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30];3;4)))" office:value-type="string" office:string-value="∎" calcext:value-type="string">
            <text:p>∎</text:p>
          </table:table-cell>
          <table:table-cell table:formula="of:=UNICHAR(HEX2DEC(MID([.I430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31];table;3;1));[.C431];VLOOKUP([.I431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31];3;4)))" office:value-type="string" office:string-value="∏" calcext:value-type="string">
            <text:p>∏</text:p>
          </table:table-cell>
          <table:table-cell table:formula="of:=UNICHAR(HEX2DEC(MID([.I431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32];table;3;1));[.C432];VLOOKUP([.I432];table;3;1))"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32];3;4)))" office:value-type="string" office:string-value="∓" calcext:value-type="string">
            <text:p>∓</text:p>
          </table:table-cell>
          <table:table-cell table:formula="of:=UNICHAR(HEX2DEC(MID([.I432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33];table;3;1));[.C433];VLOOKUP([.I433];table;3;1))" office:value-type="float" office:value="436" calcext:value-type="float">
            <text:p>43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33];3;4)))" office:value-type="string" office:string-value="∘" calcext:value-type="string">
            <text:p>∘</text:p>
          </table:table-cell>
          <table:table-cell table:formula="of:=UNICHAR(HEX2DEC(MID([.I433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34];table;3;1));[.C434];VLOOKUP([.I434];table;3;1))"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34];3;4)))" office:value-type="string" office:string-value="∙" calcext:value-type="string">
            <text:p>∙</text:p>
          </table:table-cell>
          <table:table-cell table:formula="of:=UNICHAR(HEX2DEC(MID([.I434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35];table;3;1));[.C435];VLOOKUP([.I435];table;3;1))" office:value-type="float" office:value="524" calcext:value-type="float">
            <text:p>524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35];3;4)))" office:value-type="string" office:string-value="√" calcext:value-type="string">
            <text:p>√</text:p>
          </table:table-cell>
          <table:table-cell table:formula="of:=UNICHAR(HEX2DEC(MID([.I435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36];table;3;1));[.C436];VLOOKUP([.I436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36];3;4)))" office:value-type="string" office:string-value="∛" calcext:value-type="string">
            <text:p>∛</text:p>
          </table:table-cell>
          <table:table-cell table:formula="of:=UNICHAR(HEX2DEC(MID([.I436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37];table;3;1));[.C437];VLOOKUP([.I437];table;3;1))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37];3;4)))" office:value-type="string" office:string-value="∜" calcext:value-type="string">
            <text:p>∜</text:p>
          </table:table-cell>
          <table:table-cell table:formula="of:=UNICHAR(HEX2DEC(MID([.I43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8];table;3;1));[.C438];VLOOKUP([.I438];table;3;1))"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8];3;4)))" office:value-type="string" office:string-value="∝" calcext:value-type="string">
            <text:p>∝</text:p>
          </table:table-cell>
          <table:table-cell table:formula="of:=UNICHAR(HEX2DEC(MID([.I438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9];table;3;1));[.C439];VLOOKUP([.I439];table;3;1))" office:value-type="float" office:value="526" calcext:value-type="float">
            <text:p>52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9];3;4)))" office:value-type="string" office:string-value="∞" calcext:value-type="string">
            <text:p>∞</text:p>
          </table:table-cell>
          <table:table-cell table:formula="of:=UNICHAR(HEX2DEC(MID([.I439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40];table;3;1));[.C440];VLOOKUP([.I440];table;3;1))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40];3;4)))" office:value-type="string" office:string-value="∟" calcext:value-type="string">
            <text:p>∟</text:p>
          </table:table-cell>
          <table:table-cell table:formula="of:=UNICHAR(HEX2DEC(MID([.I440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41];table;3;1));[.C441];VLOOKUP([.I441];table;3;1))" office:value-type="float" office:value="540" calcext:value-type="float">
            <text:p>5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41];3;4)))" office:value-type="string" office:string-value="∠" calcext:value-type="string">
            <text:p>∠</text:p>
          </table:table-cell>
          <table:table-cell table:formula="of:=UNICHAR(HEX2DEC(MID([.I441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42];table;3;1));[.C442];VLOOKUP([.I442];table;3;1))"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42];3;4)))" office:value-type="string" office:string-value="∡" calcext:value-type="string">
            <text:p>∡</text:p>
          </table:table-cell>
          <table:table-cell table:formula="of:=UNICHAR(HEX2DEC(MID([.I442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43];table;3;1));[.C443];VLOOKUP([.I443];table;3;1))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43];3;4)))" office:value-type="string" office:string-value="∣" calcext:value-type="string">
            <text:p>∣</text:p>
          </table:table-cell>
          <table:table-cell table:formula="of:=UNICHAR(HEX2DEC(MID([.I44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44];table;3;1));[.C444];VLOOKUP([.I444];table;3;1))"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44];3;4)))" office:value-type="string" office:string-value="∤" calcext:value-type="string">
            <text:p>∤</text:p>
          </table:table-cell>
          <table:table-cell table:formula="of:=UNICHAR(HEX2DEC(MID([.I444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45];table;3;1));[.C445];VLOOKUP([.I445];table;3;1))"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45];3;4)))" office:value-type="string" office:string-value="∥" calcext:value-type="string">
            <text:p>∥</text:p>
          </table:table-cell>
          <table:table-cell table:formula="of:=UNICHAR(HEX2DEC(MID([.I445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46];table;3;1));[.C446];VLOOKUP([.I446];table;3;1))"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46];3;4)))" office:value-type="string" office:string-value="∦" calcext:value-type="string">
            <text:p>∦</text:p>
          </table:table-cell>
          <table:table-cell table:formula="of:=UNICHAR(HEX2DEC(MID([.I446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7];table;3;1));[.C447];VLOOKUP([.I447];table;3;1))" office:value-type="float" office:value="492" calcext:value-type="float">
            <text:p>49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7];3;4)))" office:value-type="string" office:string-value="∧" calcext:value-type="string">
            <text:p>∧</text:p>
          </table:table-cell>
          <table:table-cell table:formula="of:=UNICHAR(HEX2DEC(MID([.I447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8];table;3;1));[.C448];VLOOKUP([.I448];table;3;1))"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8];3;4)))" office:value-type="string" office:string-value="∨" calcext:value-type="string">
            <text:p>∨</text:p>
          </table:table-cell>
          <table:table-cell table:formula="of:=UNICHAR(HEX2DEC(MID([.I448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9];table;3;1));[.C449];VLOOKUP([.I449];table;3;1))" office:value-type="float" office:value="551" calcext:value-type="float">
            <text:p>55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9];3;4)))" office:value-type="string" office:string-value="∩" calcext:value-type="string">
            <text:p>∩</text:p>
          </table:table-cell>
          <table:table-cell table:formula="of:=UNICHAR(HEX2DEC(MID([.I44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50];table;3;1));[.C450];VLOOKUP([.I450];table;3;1))" office:value-type="float" office:value="551" calcext:value-type="float">
            <text:p>551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50];3;4)))" office:value-type="string" office:string-value="∪" calcext:value-type="string">
            <text:p>∪</text:p>
          </table:table-cell>
          <table:table-cell table:formula="of:=UNICHAR(HEX2DEC(MID([.I45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51];table;3;1));[.C451];VLOOKUP([.I451];table;3;1))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51];3;4)))" office:value-type="string" office:string-value="∫" calcext:value-type="string">
            <text:p>∫</text:p>
          </table:table-cell>
          <table:table-cell table:formula="of:=UNICHAR(HEX2DEC(MID([.I451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52];table;3;1));[.C452];VLOOKUP([.I452];table;3;1))"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52];3;4)))" office:value-type="string" office:string-value="∬" calcext:value-type="string">
            <text:p>∬</text:p>
          </table:table-cell>
          <table:table-cell table:formula="of:=UNICHAR(HEX2DEC(MID([.I452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53];table;3;1));[.C453];VLOOKUP([.I453];table;3;1))"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53];3;4)))" office:value-type="string" office:string-value="∮" calcext:value-type="string">
            <text:p>∮</text:p>
          </table:table-cell>
          <table:table-cell table:formula="of:=UNICHAR(HEX2DEC(MID([.I453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54];table;3;1));[.C454];VLOOKUP([.I454];table;3;1))" office:value-type="float" office:value="529" calcext:value-type="float">
            <text:p>529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54];3;4)))" office:value-type="string" office:string-value="∯" calcext:value-type="string">
            <text:p>∯</text:p>
          </table:table-cell>
          <table:table-cell table:formula="of:=UNICHAR(HEX2DEC(MID([.I45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5];table;3;1));[.C455];VLOOKUP([.I455];table;3;1))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5];3;4)))" office:value-type="string" office:string-value="∶" calcext:value-type="string">
            <text:p>∶</text:p>
          </table:table-cell>
          <table:table-cell table:formula="of:=UNICHAR(HEX2DEC(MID([.I455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6];table;3;1));[.C456];VLOOKUP([.I456];table;3;1))" office:value-type="float" office:value="503" calcext:value-type="float">
            <text:p>50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6];3;4)))" office:value-type="string" office:string-value="≃" calcext:value-type="string">
            <text:p>≃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7];table;3;1));[.C457];VLOOKUP([.I457];table;3;1))" office:value-type="float" office:value="503" calcext:value-type="float">
            <text:p>50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7];3;4)))" office:value-type="string" office:string-value="≈" calcext:value-type="string">
            <text:p>≈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8];table;3;1));[.C458];VLOOKUP([.I458];table;3;1))" office:value-type="float" office:value="503" calcext:value-type="float">
            <text:p>503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8];3;4)))" office:value-type="string" office:string-value="≔" calcext:value-type="string">
            <text:p>≔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9];table;3;1));[.C459];VLOOKUP([.I459];table;3;1))" office:value-type="float" office:value="503" calcext:value-type="float">
            <text:p>50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9];3;4)))" office:value-type="string" office:string-value="≘" calcext:value-type="string">
            <text:p>≘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60];table;3;1));[.C460];VLOOKUP([.I460];table;3;1))" office:value-type="float" office:value="503" calcext:value-type="float">
            <text:p>50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60];3;4)))" office:value-type="string" office:string-value="≙" calcext:value-type="string">
            <text:p>≙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61];table;3;1));[.C461];VLOOKUP([.I461];table;3;1))" office:value-type="float" office:value="503" calcext:value-type="float">
            <text:p>50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61];3;4)))" office:value-type="string" office:string-value="≠" calcext:value-type="string">
            <text:p>≠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62];table;3;1));[.C462];VLOOKUP([.I462];table;3;1))"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62];3;4)))" office:value-type="string" office:string-value="≡" calcext:value-type="string">
            <text:p>≡</text:p>
          </table:table-cell>
          <table:table-cell table:formula="of:=UNICHAR(HEX2DEC(MID([.I46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63];table;3;1));[.C463];VLOOKUP([.I463];table;3;1))"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63];3;4)))" office:value-type="string" office:string-value="≤" calcext:value-type="string">
            <text:p>≤</text:p>
          </table:table-cell>
          <table:table-cell table:formula="of:=UNICHAR(HEX2DEC(MID([.I46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64];table;3;1));[.C464];VLOOKUP([.I464];table;3;1))" office:value-type="float" office:value="503" calcext:value-type="float">
            <text:p>50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64];3;4)))" office:value-type="string" office:string-value="≥" calcext:value-type="string">
            <text:p>≥</text:p>
          </table:table-cell>
          <table:table-cell table:formula="of:=UNICHAR(HEX2DEC(MID([.I46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5];table;3;1));[.C465];VLOOKUP([.I465];table;3;1))" office:value-type="float" office:value="503" calcext:value-type="float">
            <text:p>50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5];3;4)))" office:value-type="string" office:string-value="≪" calcext:value-type="string">
            <text:p>≪</text:p>
          </table:table-cell>
          <table:table-cell table:formula="of:=UNICHAR(HEX2DEC(MID([.I46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6];table;3;1));[.C466];VLOOKUP([.I466];table;3;1))" office:value-type="float" office:value="503" calcext:value-type="float">
            <text:p>50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6];3;4)))" office:value-type="string" office:string-value="≫" calcext:value-type="string">
            <text:p>≫</text:p>
          </table:table-cell>
          <table:table-cell table:formula="of:=UNICHAR(HEX2DEC(MID([.I46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7];table;3;1));[.C467];VLOOKUP([.I467];table;3;1))" office:value-type="float" office:value="536" calcext:value-type="float">
            <text:p>536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⊕" calcext:value-type="string">
            <text:p>⊕</text:p>
          </table:table-cell>
          <table:table-cell table:formula="of:=UNICHAR(HEX2DEC(MID([.I467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8];table;3;1));[.C468];VLOOKUP([.I468];table;3;1))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8];3;4)))" office:value-type="string" office:string-value="⊙" calcext:value-type="string">
            <text:p>⊙</text:p>
          </table:table-cell>
          <table:table-cell table:formula="of:=UNICHAR(HEX2DEC(MID([.I468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9];table;3;1));[.C469];VLOOKUP([.I469];table;3;1))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9];3;4)))" office:value-type="string" office:string-value="⊚" calcext:value-type="string">
            <text:p>⊚</text:p>
          </table:table-cell>
          <table:table-cell table:formula="of:=UNICHAR(HEX2DEC(MID([.I469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70];table;3;1));[.C470];VLOOKUP([.I470];table;3;1))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70];3;4)))" office:value-type="string" office:string-value="⊤" calcext:value-type="string">
            <text:p>⊤</text:p>
          </table:table-cell>
          <table:table-cell table:formula="of:=UNICHAR(HEX2DEC(MID([.I4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71];table;3;1));[.C471];VLOOKUP([.I471];table;3;1))"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71];3;4)))" office:value-type="string" office:string-value="⊥" calcext:value-type="string">
            <text:p>⊥</text:p>
          </table:table-cell>
          <table:table-cell table:formula="of:=UNICHAR(HEX2DEC(MID([.I471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2];table;3;1));[.C472];VLOOKUP([.I472];table;3;1))"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2];3;4)))" office:value-type="string" office:string-value="⊻" calcext:value-type="string">
            <text:p>⊻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3];table;3;1));[.C473];VLOOKUP([.I473];table;3;1))"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3];3;4)))" office:value-type="string" office:string-value="⊼" calcext:value-type="string">
            <text:p>⊼</text:p>
          </table:table-cell>
          <table:table-cell table:formula="of:=UNICHAR(HEX2DEC(MID([.I473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4];table;3;1));[.C474];VLOOKUP([.I474];table;3;1))" office:value-type="float" office:value="492" calcext:value-type="float">
            <text:p>49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4];3;4)))" office:value-type="string" office:string-value="⊽" calcext:value-type="string">
            <text:p>⊽</text:p>
          </table:table-cell>
          <table:table-cell table:formula="of:=UNICHAR(HEX2DEC(MID([.I474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5];table;3;1));[.C475];VLOOKUP([.I475];table;3;1))" office:value-type="float" office:value="542" calcext:value-type="float">
            <text:p>542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5];3;4)))" office:value-type="string" office:string-value="⌚" calcext:value-type="string">
            <text:p>⌚</text:p>
          </table:table-cell>
          <table:table-cell table:formula="of:=UNICHAR(HEX2DEC(MID([.I475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76];table;3;1));[.C476];VLOOKUP([.I476];table;3;1))"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76];3;4)))" office:value-type="string" office:string-value="⌛" calcext:value-type="string">
            <text:p>⌛</text:p>
          </table:table-cell>
          <table:table-cell table:formula="of:=UNICHAR(HEX2DEC(MID([.I476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77];table;3;1));[.C477];VLOOKUP([.I477];table;3;1))" office:value-type="float" office:value="542" calcext:value-type="float">
            <text:p>54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77];3;4)))" office:value-type="string" office:string-value="⎙" calcext:value-type="string">
            <text:p>⎙</text:p>
          </table:table-cell>
          <table:table-cell table:formula="of:=UNICHAR(HEX2DEC(MID([.I477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78];table;3;1));[.C478];VLOOKUP([.I478];table;3;1))"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78];3;4)))" office:value-type="string" office:string-value="⎡" calcext:value-type="string">
            <text:p>⎡</text:p>
          </table:table-cell>
          <table:table-cell table:formula="of:=UNICHAR(HEX2DEC(MID([.I478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79];table;3;1));[.C479];VLOOKUP([.I479];table;3;1))"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79];3;4)))" office:value-type="string" office:string-value="⎢" calcext:value-type="string">
            <text:p>⎢</text:p>
          </table:table-cell>
          <table:table-cell table:formula="of:=UNICHAR(HEX2DEC(MID([.I479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0];table;3;1));[.C480];VLOOKUP([.I480];table;3;1))"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0];3;4)))" office:value-type="string" office:string-value="⎣" calcext:value-type="string">
            <text:p>⎣</text:p>
          </table:table-cell>
          <table:table-cell table:formula="of:=UNICHAR(HEX2DEC(MID([.I480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1];table;3;1));[.C481];VLOOKUP([.I481];table;3;1))" office:value-type="float" office:value="416" calcext:value-type="float">
            <text:p>41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1];3;4)))" office:value-type="string" office:string-value="⎤" calcext:value-type="string">
            <text:p>⎤</text:p>
          </table:table-cell>
          <table:table-cell table:formula="of:=UNICHAR(HEX2DEC(MID([.I48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2];table;3;1));[.C482];VLOOKUP([.I482];table;3;1))"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2];3;4)))" office:value-type="string" office:string-value="⎥" calcext:value-type="string">
            <text:p>⎥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3];table;3;1));[.C483];VLOOKUP([.I483];table;3;1))" office:value-type="float" office:value="416" calcext:value-type="float">
            <text:p>41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3];3;4)))" office:value-type="string" office:string-value="⎦" calcext:value-type="string">
            <text:p>⎦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84];table;3;1));[.C484];VLOOKUP([.I484];table;3;1))" office:value-type="float" office:value="564" calcext:value-type="float">
            <text:p>56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4];3;4)))" office:value-type="string" office:string-value="␢" calcext:value-type="string">
            <text:p>␢</text:p>
          </table:table-cell>
          <table:table-cell table:formula="of:=UNICHAR(HEX2DEC(MID([.I484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85];table;3;1));[.C485];VLOOKUP([.I485];table;3;1))"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OPEN BOX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85];3;4)))" office:value-type="string" office:string-value="␣" calcext:value-type="string">
            <text:p>␣</text:p>
          </table:table-cell>
          <table:table-cell table:formula="of:=UNICHAR(HEX2DEC(MID([.I485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86];table;3;1));[.C486];VLOOKUP([.I486];table;3;1))" office:value-type="float" office:value="564" calcext:value-type="float">
            <text:p>564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86];3;4)))" office:value-type="string" office:string-value="␥" calcext:value-type="string">
            <text:p>␥</text:p>
          </table:table-cell>
          <table:table-cell table:formula="of:=UNICHAR(HEX2DEC(MID([.I486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87];table;3;1));[.C487];VLOOKUP([.I487];table;3;1))"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87];3;4)))" office:value-type="string" office:string-value="␦" calcext:value-type="string">
            <text:p>␦</text:p>
          </table:table-cell>
          <table:table-cell table:formula="of:=UNICHAR(HEX2DEC(MID([.I487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88];table;3;1));[.C488];VLOOKUP([.I488];table;3;1))"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88];3;4)))" office:value-type="string" office:string-value="␧" calcext:value-type="string">
            <text:p>␧</text:p>
          </table:table-cell>
          <table:table-cell table:formula="of:=UNICHAR(HEX2DEC(MID([.I488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89];table;3;1));[.C489];VLOOKUP([.I489];table;3;1))"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89];3;4)))" office:value-type="string" office:string-value="␨" calcext:value-type="string">
            <text:p>␨</text:p>
          </table:table-cell>
          <table:table-cell table:formula="of:=UNICHAR(HEX2DEC(MID([.I489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0];table;3;1));[.C490];VLOOKUP([.I490];table;3;1))"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0];3;4)))" office:value-type="string" office:string-value="␩" calcext:value-type="string">
            <text:p>␩</text:p>
          </table:table-cell>
          <table:table-cell table:formula="of:=UNICHAR(HEX2DEC(MID([.I490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1];table;3;1));[.C491];VLOOKUP([.I491];table;3;1))"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1];3;4)))" office:value-type="string" office:string-value="␪" calcext:value-type="string">
            <text:p>␪</text:p>
          </table:table-cell>
          <table:table-cell table:formula="of:=UNICHAR(HEX2DEC(MID([.I49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2];table;3;1));[.C492];VLOOKUP([.I492];table;3;1))"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␫" calcext:value-type="string">
            <text:p>␫</text:p>
          </table:table-cell>
          <table:table-cell table:formula="of:=UNICHAR(HEX2DEC(MID([.I492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3];table;3;1));[.C493];VLOOKUP([.I493];table;3;1))"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␬" calcext:value-type="string">
            <text:p>␬</text:p>
          </table:table-cell>
          <table:table-cell table:formula="of:=UNICHAR(HEX2DEC(MID([.I493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494];table;3;1));[.C494];VLOOKUP([.I494];table;3;1))" office:value-type="float" office:value="549" calcext:value-type="float">
            <text:p>549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␭" calcext:value-type="string">
            <text:p>␭</text:p>
          </table:table-cell>
          <table:table-cell table:formula="of:=UNICHAR(HEX2DEC(MID([.I494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495];table;3;1));[.C495];VLOOKUP([.I495];table;3;1))"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␮" calcext:value-type="string">
            <text:p>␮</text:p>
          </table:table-cell>
          <table:table-cell table:formula="of:=UNICHAR(HEX2DEC(MID([.I495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496];table;3;1));[.C496];VLOOKUP([.I496];table;3;1))"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␯" calcext:value-type="string">
            <text:p>␯</text:p>
          </table:table-cell>
          <table:table-cell table:formula="of:=UNICHAR(HEX2DEC(MID([.I496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497];table;3;1));[.C497];VLOOKUP([.I497];table;3;1))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497];3;4)))" office:value-type="string" office:string-value="①" calcext:value-type="string">
            <text:p>①</text:p>
          </table:table-cell>
          <table:table-cell table:formula="of:=UNICHAR(HEX2DEC(MID([.I497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498];table;3;1));[.C498];VLOOKUP([.I498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498];3;4)))" office:value-type="string" office:string-value="②" calcext:value-type="string">
            <text:p>②</text:p>
          </table:table-cell>
          <table:table-cell table:formula="of:=UNICHAR(HEX2DEC(MID([.I498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499];table;3;1));[.C499];VLOOKUP([.I499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499];3;4)))" office:value-type="string" office:string-value="③" calcext:value-type="string">
            <text:p>③</text:p>
          </table:table-cell>
          <table:table-cell table:formula="of:=UNICHAR(HEX2DEC(MID([.I499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00];table;3;1));[.C500];VLOOKUP([.I500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00];3;4)))" office:value-type="string" office:string-value="④" calcext:value-type="string">
            <text:p>④</text:p>
          </table:table-cell>
          <table:table-cell table:formula="of:=UNICHAR(HEX2DEC(MID([.I500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01];table;3;1));[.C501];VLOOKUP([.I501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01];3;4)))" office:value-type="string" office:string-value="⑤" calcext:value-type="string">
            <text:p>⑤</text:p>
          </table:table-cell>
          <table:table-cell table:formula="of:=UNICHAR(HEX2DEC(MID([.I501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02];table;3;1));[.C502];VLOOKUP([.I502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02];3;4)))" office:value-type="string" office:string-value="⑥" calcext:value-type="string">
            <text:p>⑥</text:p>
          </table:table-cell>
          <table:table-cell table:formula="of:=UNICHAR(HEX2DEC(MID([.I502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03];table;3;1));[.C503];VLOOKUP([.I503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03];3;4)))" office:value-type="string" office:string-value="⑦" calcext:value-type="string">
            <text:p>⑦</text:p>
          </table:table-cell>
          <table:table-cell table:formula="of:=UNICHAR(HEX2DEC(MID([.I503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04];table;3;1));[.C504];VLOOKUP([.I504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04];3;4)))" office:value-type="string" office:string-value="⑧" calcext:value-type="string">
            <text:p>⑧</text:p>
          </table:table-cell>
          <table:table-cell table:formula="of:=UNICHAR(HEX2DEC(MID([.I504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05];table;3;1));[.C505];VLOOKUP([.I505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05];3;4)))" office:value-type="string" office:string-value="⑨" calcext:value-type="string">
            <text:p>⑨</text:p>
          </table:table-cell>
          <table:table-cell table:formula="of:=UNICHAR(HEX2DEC(MID([.I505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06];table;3;1));[.C506];VLOOKUP([.I506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06];3;4)))" office:value-type="string" office:string-value="⑩" calcext:value-type="string">
            <text:p>⑩</text:p>
          </table:table-cell>
          <table:table-cell table:formula="of:=UNICHAR(HEX2DEC(MID([.I506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07];table;3;1));[.C507];VLOOKUP([.I507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07];3;4)))" office:value-type="string" office:string-value="⑪" calcext:value-type="string">
            <text:p>⑪</text:p>
          </table:table-cell>
          <table:table-cell table:formula="of:=UNICHAR(HEX2DEC(MID([.I507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08];table;3;1));[.C508];VLOOKUP([.I508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08];3;4)))" office:value-type="string" office:string-value="⑫" calcext:value-type="string">
            <text:p>⑫</text:p>
          </table:table-cell>
          <table:table-cell table:formula="of:=UNICHAR(HEX2DEC(MID([.I508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09];table;3;1));[.C509];VLOOKUP([.I509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09];3;4)))" office:value-type="string" office:string-value="⑬" calcext:value-type="string">
            <text:p>⑬</text:p>
          </table:table-cell>
          <table:table-cell table:formula="of:=UNICHAR(HEX2DEC(MID([.I509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10];table;3;1));[.C510];VLOOKUP([.I510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10];3;4)))" office:value-type="string" office:string-value="⑭" calcext:value-type="string">
            <text:p>⑭</text:p>
          </table:table-cell>
          <table:table-cell table:formula="of:=UNICHAR(HEX2DEC(MID([.I510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11];table;3;1));[.C511];VLOOKUP([.I511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11];3;4)))" office:value-type="string" office:string-value="⑮" calcext:value-type="string">
            <text:p>⑮</text:p>
          </table:table-cell>
          <table:table-cell table:formula="of:=UNICHAR(HEX2DEC(MID([.I511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12];table;3;1));[.C512];VLOOKUP([.I512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12];3;4)))" office:value-type="string" office:string-value="⑯" calcext:value-type="string">
            <text:p>⑯</text:p>
          </table:table-cell>
          <table:table-cell table:formula="of:=UNICHAR(HEX2DEC(MID([.I512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13];table;3;1));[.C513];VLOOKUP([.I513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13];3;4)))" office:value-type="string" office:string-value="⒑" calcext:value-type="string">
            <text:p>⒑</text:p>
          </table:table-cell>
          <table:table-cell table:formula="of:=UNICHAR(HEX2DEC(MID([.I513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14];table;3;1));[.C514];VLOOKUP([.I514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14];3;4)))" office:value-type="string" office:string-value="⒜" calcext:value-type="string">
            <text:p>⒜</text:p>
          </table:table-cell>
          <table:table-cell table:formula="of:=UNICHAR(HEX2DEC(MID([.I51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15];table;3;1));[.C515];VLOOKUP([.I515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15];3;4)))" office:value-type="string" office:string-value="⒝" calcext:value-type="string">
            <text:p>⒝</text:p>
          </table:table-cell>
          <table:table-cell table:formula="of:=UNICHAR(HEX2DEC(MID([.I515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16];table;3;1));[.C516];VLOOKUP([.I516];table;3;1))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16];3;4)))" office:value-type="string" office:string-value="⒞" calcext:value-type="string">
            <text:p>⒞</text:p>
          </table:table-cell>
          <table:table-cell table:formula="of:=UNICHAR(HEX2DEC(MID([.I51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17];table;3;1));[.C517];VLOOKUP([.I517];table;3;1)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⒟" calcext:value-type="string">
            <text:p>⒟</text:p>
          </table:table-cell>
          <table:table-cell table:formula="of:=UNICHAR(HEX2DEC(MID([.I517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18];table;3;1));[.C518];VLOOKUP([.I518];table;3;1))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18];3;4)))" office:value-type="string" office:string-value="⒠" calcext:value-type="string">
            <text:p>⒠</text:p>
          </table:table-cell>
          <table:table-cell table:formula="of:=UNICHAR(HEX2DEC(MID([.I51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19];table;3;1));[.C519];VLOOKUP([.I519];table;3;1))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⒡" calcext:value-type="string">
            <text:p>⒡</text:p>
          </table:table-cell>
          <table:table-cell table:formula="of:=UNICHAR(HEX2DEC(MID([.I519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20];table;3;1));[.C520];VLOOKUP([.I520];table;3;1))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⒢" calcext:value-type="string">
            <text:p>⒢</text:p>
          </table:table-cell>
          <table:table-cell table:formula="of:=UNICHAR(HEX2DEC(MID([.I520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21];table;3;1));[.C521];VLOOKUP([.I521];table;3;1))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⒣" calcext:value-type="string">
            <text:p>⒣</text:p>
          </table:table-cell>
          <table:table-cell table:formula="of:=UNICHAR(HEX2DEC(MID([.I521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22];table;3;1));[.C522];VLOOKUP([.I522];table;3;1))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22];3;4)))" office:value-type="string" office:string-value="⒤" calcext:value-type="string">
            <text:p>⒤</text:p>
          </table:table-cell>
          <table:table-cell table:formula="of:=UNICHAR(HEX2DEC(MID([.I52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23];table;3;1));[.C523];VLOOKUP([.I523];table;3;1))"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23];3;4)))" office:value-type="string" office:string-value="⒥" calcext:value-type="string">
            <text:p>⒥</text:p>
          </table:table-cell>
          <table:table-cell table:formula="of:=UNICHAR(HEX2DEC(MID([.I523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24];table;3;1));[.C524];VLOOKUP([.I524];table;3;1))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24];3;4)))" office:value-type="string" office:string-value="⒦" calcext:value-type="string">
            <text:p>⒦</text:p>
          </table:table-cell>
          <table:table-cell table:formula="of:=UNICHAR(HEX2DEC(MID([.I524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25];table;3;1));[.C525];VLOOKUP([.I525];table;3;1))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25];3;4)))" office:value-type="string" office:string-value="⒧" calcext:value-type="string">
            <text:p>⒧</text:p>
          </table:table-cell>
          <table:table-cell table:formula="of:=UNICHAR(HEX2DEC(MID([.I52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26];table;3;1));[.C526];VLOOKUP([.I526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26];3;4)))" office:value-type="string" office:string-value="⒨" calcext:value-type="string">
            <text:p>⒨</text:p>
          </table:table-cell>
          <table:table-cell table:formula="of:=UNICHAR(HEX2DEC(MID([.I526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27];table;3;1));[.C527];VLOOKUP([.I527];table;3;1))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27];3;4)))" office:value-type="string" office:string-value="⒩" calcext:value-type="string">
            <text:p>⒩</text:p>
          </table:table-cell>
          <table:table-cell table:formula="of:=UNICHAR(HEX2DEC(MID([.I527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28];table;3;1));[.C528];VLOOKUP([.I528];table;3;1))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28];3;4)))" office:value-type="string" office:string-value="⒪" calcext:value-type="string">
            <text:p>⒪</text:p>
          </table:table-cell>
          <table:table-cell table:formula="of:=UNICHAR(HEX2DEC(MID([.I5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29];table;3;1));[.C529];VLOOKUP([.I529];table;3;1))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29];3;4)))" office:value-type="string" office:string-value="⒫" calcext:value-type="string">
            <text:p>⒫</text:p>
          </table:table-cell>
          <table:table-cell table:formula="of:=UNICHAR(HEX2DEC(MID([.I52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30];table;3;1));[.C530];VLOOKUP([.I530];table;3;1))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30];3;4)))" office:value-type="string" office:string-value="⒬" calcext:value-type="string">
            <text:p>⒬</text:p>
          </table:table-cell>
          <table:table-cell table:formula="of:=UNICHAR(HEX2DEC(MID([.I53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31];table;3;1));[.C531];VLOOKUP([.I531];table;3;1))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31];3;4)))" office:value-type="string" office:string-value="⒭" calcext:value-type="string">
            <text:p>⒭</text:p>
          </table:table-cell>
          <table:table-cell table:formula="of:=UNICHAR(HEX2DEC(MID([.I5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32];table;3;1));[.C532];VLOOKUP([.I532];table;3;1))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32];3;4)))" office:value-type="string" office:string-value="⒮" calcext:value-type="string">
            <text:p>⒮</text:p>
          </table:table-cell>
          <table:table-cell table:formula="of:=UNICHAR(HEX2DEC(MID([.I532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33];table;3;1));[.C533];VLOOKUP([.I533];table;3;1))"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33];3;4)))" office:value-type="string" office:string-value="⒯" calcext:value-type="string">
            <text:p>⒯</text:p>
          </table:table-cell>
          <table:table-cell table:formula="of:=UNICHAR(HEX2DEC(MID([.I53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34];table;3;1));[.C534];VLOOKUP([.I534];table;3;1))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34];3;4)))" office:value-type="string" office:string-value="⒰" calcext:value-type="string">
            <text:p>⒰</text:p>
          </table:table-cell>
          <table:table-cell table:formula="of:=UNICHAR(HEX2DEC(MID([.I53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35];table;3;1));[.C535];VLOOKUP([.I535];table;3;1))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35];3;4)))" office:value-type="string" office:string-value="⒱" calcext:value-type="string">
            <text:p>⒱</text:p>
          </table:table-cell>
          <table:table-cell table:formula="of:=UNICHAR(HEX2DEC(MID([.I535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36];table;3;1));[.C536];VLOOKUP([.I536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36];3;4)))" office:value-type="string" office:string-value="⒲" calcext:value-type="string">
            <text:p>⒲</text:p>
          </table:table-cell>
          <table:table-cell table:formula="of:=UNICHAR(HEX2DEC(MID([.I536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37];table;3;1));[.C537];VLOOKUP([.I537];table;3;1))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37];3;4)))" office:value-type="string" office:string-value="⒳" calcext:value-type="string">
            <text:p>⒳</text:p>
          </table:table-cell>
          <table:table-cell table:formula="of:=UNICHAR(HEX2DEC(MID([.I53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38];table;3;1));[.C538];VLOOKUP([.I538];table;3;1))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38];3;4)))" office:value-type="string" office:string-value="⒴" calcext:value-type="string">
            <text:p>⒴</text:p>
          </table:table-cell>
          <table:table-cell table:formula="of:=UNICHAR(HEX2DEC(MID([.I53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39];table;3;1));[.C539];VLOOKUP([.I539];table;3;1))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39];3;4)))" office:value-type="string" office:string-value="⒵" calcext:value-type="string">
            <text:p>⒵</text:p>
          </table:table-cell>
          <table:table-cell table:formula="of:=UNICHAR(HEX2DEC(MID([.I53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40];table;3;1));[.C540];VLOOKUP([.I540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40];3;4)))" office:value-type="string" office:string-value="Ⓐ" calcext:value-type="string">
            <text:p>Ⓐ</text:p>
          </table:table-cell>
          <table:table-cell table:formula="of:=UNICHAR(HEX2DEC(MID([.I54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41];table;3;1));[.C541];VLOOKUP([.I541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41];3;4)))" office:value-type="string" office:string-value="Ⓑ" calcext:value-type="string">
            <text:p>Ⓑ</text:p>
          </table:table-cell>
          <table:table-cell table:formula="of:=UNICHAR(HEX2DEC(MID([.I541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42];table;3;1));[.C542];VLOOKUP([.I542];table;3;1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42];3;4)))" office:value-type="string" office:string-value="Ⓒ" calcext:value-type="string">
            <text:p>Ⓒ</text:p>
          </table:table-cell>
          <table:table-cell table:formula="of:=UNICHAR(HEX2DEC(MID([.I542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43];table;3;1));[.C543];VLOOKUP([.I543];table;3;1))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43];3;4)))" office:value-type="string" office:string-value="Ⓓ" calcext:value-type="string">
            <text:p>Ⓓ</text:p>
          </table:table-cell>
          <table:table-cell table:formula="of:=UNICHAR(HEX2DEC(MID([.I54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44];table;3;1));[.C544];VLOOKUP([.I544];table;3;1))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44];3;4)))" office:value-type="string" office:string-value="Ⓔ" calcext:value-type="string">
            <text:p>Ⓔ</text:p>
          </table:table-cell>
          <table:table-cell table:formula="of:=UNICHAR(HEX2DEC(MID([.I54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45];table;3;1));[.C545];VLOOKUP([.I545];table;3;1))"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45];3;4)))" office:value-type="string" office:string-value="Ⓕ" calcext:value-type="string">
            <text:p>Ⓕ</text:p>
          </table:table-cell>
          <table:table-cell table:formula="of:=UNICHAR(HEX2DEC(MID([.I545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46];table;3;1));[.C546];VLOOKUP([.I546];table;3;1))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46];3;4)))" office:value-type="string" office:string-value="Ⓖ" calcext:value-type="string">
            <text:p>Ⓖ</text:p>
          </table:table-cell>
          <table:table-cell table:formula="of:=UNICHAR(HEX2DEC(MID([.I546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47];table;3;1));[.C547];VLOOKUP([.I547];table;3;1))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47];3;4)))" office:value-type="string" office:string-value="Ⓗ" calcext:value-type="string">
            <text:p>Ⓗ</text:p>
          </table:table-cell>
          <table:table-cell table:formula="of:=UNICHAR(HEX2DEC(MID([.I54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48];table;3;1));[.C548];VLOOKUP([.I548];table;3;1))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48];3;4)))" office:value-type="string" office:string-value="Ⓘ" calcext:value-type="string">
            <text:p>Ⓘ</text:p>
          </table:table-cell>
          <table:table-cell table:formula="of:=UNICHAR(HEX2DEC(MID([.I54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49];table;3;1));[.C549];VLOOKUP([.I549];table;3;1))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Ⓙ" calcext:value-type="string">
            <text:p>Ⓙ</text:p>
          </table:table-cell>
          <table:table-cell table:formula="of:=UNICHAR(HEX2DEC(MID([.I549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50];table;3;1));[.C550];VLOOKUP([.I550];table;3;1))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Ⓚ" calcext:value-type="string">
            <text:p>Ⓚ</text:p>
          </table:table-cell>
          <table:table-cell table:formula="of:=UNICHAR(HEX2DEC(MID([.I550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51];table;3;1));[.C551];VLOOKUP([.I551];table;3;1))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Ⓛ" calcext:value-type="string">
            <text:p>Ⓛ</text:p>
          </table:table-cell>
          <table:table-cell table:formula="of:=UNICHAR(HEX2DEC(MID([.I551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52];table;3;1));[.C552];VLOOKUP([.I552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Ⓜ" calcext:value-type="string">
            <text:p>Ⓜ</text:p>
          </table:table-cell>
          <table:table-cell table:formula="of:=UNICHAR(HEX2DEC(MID([.I552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53];table;3;1));[.C553];VLOOKUP([.I553];table;3;1))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Ⓝ" calcext:value-type="string">
            <text:p>Ⓝ</text:p>
          </table:table-cell>
          <table:table-cell table:formula="of:=UNICHAR(HEX2DEC(MID([.I55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54];table;3;1));[.C554];VLOOKUP([.I554];table;3;1))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Ⓞ" calcext:value-type="string">
            <text:p>Ⓞ</text:p>
          </table:table-cell>
          <table:table-cell table:formula="of:=UNICHAR(HEX2DEC(MID([.I55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55];table;3;1));[.C555];VLOOKUP([.I555];table;3;1))"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Ⓟ" calcext:value-type="string">
            <text:p>Ⓟ</text:p>
          </table:table-cell>
          <table:table-cell table:formula="of:=UNICHAR(HEX2DEC(MID([.I555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56];table;3;1));[.C556];VLOOKUP([.I556];table;3;1))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Ⓠ" calcext:value-type="string">
            <text:p>Ⓠ</text:p>
          </table:table-cell>
          <table:table-cell table:formula="of:=UNICHAR(HEX2DEC(MID([.I556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57];table;3;1));[.C557];VLOOKUP([.I557];table;3;1))"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Ⓡ" calcext:value-type="string">
            <text:p>Ⓡ</text:p>
          </table:table-cell>
          <table:table-cell table:formula="of:=UNICHAR(HEX2DEC(MID([.I557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58];table;3;1));[.C558];VLOOKUP([.I558];table;3;1))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Ⓢ" calcext:value-type="string">
            <text:p>Ⓢ</text:p>
          </table:table-cell>
          <table:table-cell table:formula="of:=UNICHAR(HEX2DEC(MID([.I55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59];table;3;1));[.C559];VLOOKUP([.I559];table;3;1))"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Ⓣ" calcext:value-type="string">
            <text:p>Ⓣ</text:p>
          </table:table-cell>
          <table:table-cell table:formula="of:=UNICHAR(HEX2DEC(MID([.I559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60];table;3;1));[.C560];VLOOKUP([.I560];table;3;1))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Ⓤ" calcext:value-type="string">
            <text:p>Ⓤ</text:p>
          </table:table-cell>
          <table:table-cell table:formula="of:=UNICHAR(HEX2DEC(MID([.I56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61];table;3;1));[.C561];VLOOKUP([.I561];table;3;1))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Ⓥ" calcext:value-type="string">
            <text:p>Ⓥ</text:p>
          </table:table-cell>
          <table:table-cell table:formula="of:=UNICHAR(HEX2DEC(MID([.I561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62];table;3;1));[.C562];VLOOKUP([.I562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Ⓦ" calcext:value-type="string">
            <text:p>Ⓦ</text:p>
          </table:table-cell>
          <table:table-cell table:formula="of:=UNICHAR(HEX2DEC(MID([.I562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63];table;3;1));[.C563];VLOOKUP([.I563];table;3;1))"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Ⓧ" calcext:value-type="string">
            <text:p>Ⓧ</text:p>
          </table:table-cell>
          <table:table-cell table:formula="of:=UNICHAR(HEX2DEC(MID([.I563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64];table;3;1));[.C564];VLOOKUP([.I564];table;3;1))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Ⓨ" calcext:value-type="string">
            <text:p>Ⓨ</text:p>
          </table:table-cell>
          <table:table-cell table:formula="of:=UNICHAR(HEX2DEC(MID([.I564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65];table;3;1));[.C565];VLOOKUP([.I565];table;3;1))"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Ⓩ" calcext:value-type="string">
            <text:p>Ⓩ</text:p>
          </table:table-cell>
          <table:table-cell table:formula="of:=UNICHAR(HEX2DEC(MID([.I565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 table:number-rows-repeated="104801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>
        <table:named-range table:name="table" table:base-cell-address="$Feuille1.$A$2" table:cell-range-address="$Feuille1.$A$2:.$H$565"/>
      </table:named-expressions>
      <table:database-ranges>
        <table:database-range table:name="__Anonymous_Sheet_DB__0" table:target-range-address="Feuille1.A1:Feuille1.J5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9:22:13.219948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3T09:00:20.174000000</meta:creation-date>
    <dc:date>2019-11-14T19:32:11.479368472</dc:date>
    <meta:editing-duration>PT5H16M</meta:editing-duration>
    <meta:editing-cycles>50</meta:editing-cycles>
    <meta:generator>LibreOffice/6.3.2.2$Linux_X86_64 LibreOffice_project/30$Build-2</meta:generator>
    <meta:document-statistic meta:table-count="1" meta:cell-count="4185" meta:object-count="0"/>
  </office:meta>
</office:document-meta>
</file>